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376000000765B95B15B.png" manifest:media-type="image/png"/>
  <manifest:file-entry manifest:full-path="Pictures/100000000000017D0000015BF209018A.png" manifest:media-type="image/png"/>
  <manifest:file-entry manifest:full-path="Pictures/1000000000000491000003595F7E172A.jpg" manifest:media-type="image/jpeg"/>
  <manifest:file-entry manifest:full-path="Pictures/10000000000006D7000003A64625AE57.jpg" manifest:media-type="image/jpeg"/>
  <manifest:file-entry manifest:full-path="Pictures/10000000000001980000067F56384566.jpg" manifest:media-type="image/jpeg"/>
  <manifest:file-entry manifest:full-path="Pictures/10000000000002D50000067FA0EA658A.jpg" manifest:media-type="image/jpeg"/>
  <manifest:file-entry manifest:full-path="Pictures/10000000000002A5000000E0E384E819.png" manifest:media-type="image/png"/>
  <manifest:file-entry manifest:full-path="Pictures/1000000000000B8B0000067F5F2A6CFA.jpg" manifest:media-type="image/jpe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Noto Sans" svg:font-family="'Noto Sans'" style:font-family-generic="swiss" style:font-pitch="variable"/>
    <style:font-face style:name="Noto Sans CJK SC" svg:font-family="'Noto Sans CJK SC'"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utlined">
      <style:graphic-properties draw:stroke="solid" svg:stroke-width="0.1cm" svg:stroke-color="#ffffff" svg:stroke-linecap="round" draw:fill="solid" draw:fill-color="#ffffff" loext:decorative="fals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graphic-properties style:protect="size" loext:decorative="false"/>
    </style:style>
    <style:style style:name="gr4" style:family="graphic" style:parent-style-name="Filled">
      <style:graphic-properties draw:fill="solid" draw:fill-color="#ffffff" draw:opacity="50%" loext:decorative="false"/>
    </style:style>
    <style:style style:name="pr1" style:family="presentation" style:parent-style-name="Freshes-title">
      <style:graphic-properties loext:decorative="false"/>
      <style:paragraph-properties style:writing-mode="lr-tb"/>
    </style:style>
    <style:style style:name="pr2" style:family="presentation" style:parent-style-name="Freshes-subtitle">
      <style:graphic-properties loext:decorative="false"/>
      <style:paragraph-properties style:writing-mode="lr-tb"/>
    </style:style>
    <style:style style:name="pr3" style:family="presentation" style:parent-style-name="Freshes-notes">
      <style:graphic-properties draw:fill-color="#ffffff" fo:min-height="14cm" loext:decorative="false"/>
      <style:paragraph-properties style:writing-mode="lr-tb"/>
    </style:style>
    <style:style style:name="pr4" style:family="presentation" style:parent-style-name="Two_20_Bullets-title">
      <style:graphic-properties fo:min-height="0cm" loext:decorative="false"/>
      <style:paragraph-properties style:writing-mode="lr-tb"/>
    </style:style>
    <style:style style:name="pr5" style:family="presentation" style:parent-style-name="Two_20_Bullets-outline1">
      <style:graphic-properties fo:min-height="0cm" loext:decorative="false"/>
      <style:paragraph-properties style:writing-mode="lr-tb"/>
    </style:style>
    <style:style style:name="pr6" style:family="presentation" style:parent-style-name="Two_20_Bullets-notes">
      <style:graphic-properties draw:fill-color="#ffffff" fo:min-height="14cm" loext:decorative="false"/>
      <style:paragraph-properties style:writing-mode="lr-tb"/>
    </style:style>
    <style:style style:name="pr7" style:family="presentation" style:parent-style-name="Freshes-outline1">
      <style:graphic-properties fo:min-height="0cm" loext:decorative="false"/>
      <style:paragraph-properties style:writing-mode="lr-tb"/>
    </style:style>
    <style:style style:name="P1" style:family="paragraph">
      <loext:graphic-properties draw:fill="solid" draw:fill-color="#ffffff"/>
      <style:text-properties fo:color="#0d84a1" loext:opacity="100%"/>
    </style:style>
    <style:style style:name="P2" style:family="paragraph">
      <style:paragraph-properties fo:text-align="center"/>
    </style:style>
    <style:style style:name="P3" style:family="paragraph">
      <loext:graphic-properties draw:fill-color="#ffffff"/>
    </style:style>
    <style:style style:name="P4" style:family="paragraph">
      <loext:graphic-properties draw:fill="solid" draw:fill-color="#ffffff" draw:opacity="50%"/>
    </style:style>
    <style:style style:name="P5" style:family="paragraph">
      <style:text-properties fo:color="#000000" loext:opacity="100%" fo:font-weight="bold" style:font-weight-asian="bold" style:font-weight-complex="bold"/>
    </style:style>
    <style:style style:name="P6" style:family="paragraph">
      <style:text-properties fo:color="#000000" loext:opacity="100%" fo:font-weight="bold" style:font-weight-asian="bold" style:font-weight-complex="bold"/>
    </style:style>
    <style:style style:name="T1" style:family="text">
      <style:text-properties fo:font-size="16pt" style:font-size-asian="16pt" style:font-size-complex="16pt"/>
    </style:style>
    <style:style style:name="T2" style:family="text">
      <style:text-properties fo:color="#000000" loext:opacity="100%" fo:font-size="26pt" fo:font-weight="bold" style:font-size-asian="26pt" style:font-weight-asian="bold" style:font-size-complex="26pt"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text:list-style style:name="L4">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text:list-style style:name="L5">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office:automatic-styles>
  <office:body>
    <office:presentation>
      <draw:page draw:name="page1" draw:style-name="dp1" draw:master-page-name="Freshes" presentation:presentation-page-layout-name="AL1T0" xml:id="id1" draw:id="id1">
        <office:forms form:automatic-focus="false" form:apply-design-mode="false"/>
        <draw:line draw:style-name="gr1" draw:text-style-name="P1" draw:layer="layout" svg:x1="2cm" svg:y1="8.9cm" svg:x2="20.4cm" svg:y2="8.9cm">
          <text:p/>
        </draw:line>
        <draw:frame presentation:style-name="pr1" draw:layer="layout" svg:width="24cm" svg:height="7cm" svg:x="2cm" svg:y="1.6cm" presentation:class="title" presentation:user-transformed="true">
          <draw:text-box>
            <text:p>Java Nextbot</text:p>
          </draw:text-box>
        </draw:frame>
        <draw:frame presentation:style-name="pr2" draw:layer="layout" svg:width="19cm" svg:height="5cm" svg:x="2cm" svg:y="9.2cm" presentation:class="subtitle" presentation:user-transformed="true">
          <draw:text-box>
            <text:p>João Bastos – 113470 TP-1</text:p>
          </draw:text-box>
        </draw:frame>
        <draw:frame draw:style-name="gr2" draw:text-style-name="P2" draw:layer="layout" svg:width="6.903cm" svg:height="6.287cm" svg:x="19.767cm" svg:y="9.2cm">
          <draw:image xlink:href="Pictures/100000000000017D0000015BF209018A.png" xlink:type="simple" xlink:show="embed" xlink:actuate="onLoad" draw:mime-type="image/png">
            <text:p/>
          </draw:image>
        </draw:frame>
        <anim:par presentation:node-type="timing-root">
          <anim:par smil:begin="id1.begin">
            <anim:transitionFilter smil:dur="0.5s" smil:type="fade" smil:subtype="crossfade"/>
          </anim:par>
          <anim:seq smil:dur="0s" presentation:node-type="main-sequence"/>
        </anim:par>
        <presentation:notes draw:style-name="dp2">
          <draw:page-thumbnail draw:style-name="gr3" draw:layer="layout" svg:width="17cm" svg:height="9.56cm" svg:x="2cm" svg:y="2.5cm" draw:page-number="1" presentation:class="page"/>
          <draw:frame presentation:style-name="pr3" draw:text-style-name="P3" draw:layer="layout" svg:width="17cm" svg:height="14cm" svg:x="2cm" svg:y="13cm" presentation:class="notes" presentation:placeholder="true">
            <draw:text-box/>
          </draw:frame>
        </presentation:notes>
      </draw:page>
      <draw:page draw:name="page2" draw:style-name="dp1" draw:master-page-name="Two_20_Bullets" presentation:presentation-page-layout-name="AL2T3" xml:id="id2" draw:id="id2">
        <office:forms form:automatic-focus="false" form:apply-design-mode="false"/>
        <draw:frame presentation:style-name="pr4" draw:layer="backgroundobjects" svg:width="15cm" svg:height="2.629cm" svg:x="7.62cm" svg:y="1.816cm" presentation:class="title" presentation:user-transformed="true">
          <draw:text-box>
            <text:p>First Person system</text:p>
          </draw:text-box>
        </draw:frame>
        <draw:frame presentation:style-name="pr5" draw:layer="layout" svg:width="20.955cm" svg:height="1.285cm" svg:x="6.985cm" svg:y="0.62cm" presentation:class="outline" presentation:user-transformed="true">
          <draw:text-box>
            <text:list text:style-name="L4">
              <text:list-item>
                <text:p><text:span text:style-name="T1">URL: https://joaobastos023.github.io/javanextbot/scene.html</text:span></text:p>
              </text:list-item>
            </text:list>
          </draw:text-box>
        </draw:frame>
        <draw:frame presentation:style-name="pr5" draw:layer="layout" svg:width="11.25cm" svg:height="5cm" svg:x="15.75cm" svg:y="10.2cm" presentation:class="outline" presentation:placeholder="true" presentation:user-transformed="true">
          <draw:text-box/>
        </draw:frame>
        <draw:frame draw:style-name="gr2" draw:text-style-name="P2" draw:layer="layout" svg:width="18.744cm" svg:height="2.495cm" svg:x="8.255cm" svg:y="4.49cm">
          <draw:image xlink:href="Pictures/1000000000000376000000765B95B15B.png" xlink:type="simple" xlink:show="embed" xlink:actuate="onLoad" draw:mime-type="image/png">
            <text:p/>
          </draw:image>
        </draw:frame>
        <anim:par presentation:node-type="timing-root">
          <anim:par smil:begin="id2.begin">
            <anim:transitionFilter smil:dur="0.5s" smil:type="fade" smil:subtype="crossfade"/>
          </anim:par>
          <anim:seq smil:dur="0s" presentation:node-type="main-sequence"/>
        </anim:par>
        <presentation:notes draw:style-name="dp2">
          <draw:page-thumbnail draw:style-name="gr3" draw:layer="layout" svg:width="17cm" svg:height="9.56cm" svg:x="2cm" svg:y="2.5cm" draw:page-number="2" presentation:class="page"/>
          <draw:frame presentation:style-name="pr6" draw:text-style-name="P3" draw:layer="layout" svg:width="17cm" svg:height="14cm" svg:x="2cm" svg:y="13cm" presentation:class="notes" presentation:placeholder="true">
            <draw:text-box/>
          </draw:frame>
        </presentation:notes>
      </draw:page>
      <draw:page draw:name="page3" draw:style-name="dp1" draw:master-page-name="Two_20_Bullets" presentation:presentation-page-layout-name="AL2T3" xml:id="id3" draw:id="id3">
        <office:forms form:automatic-focus="false" form:apply-design-mode="false"/>
        <draw:frame presentation:style-name="pr4" draw:layer="layout" svg:width="15cm" svg:height="2.629cm" svg:x="6.59cm" svg:y="1.816cm" presentation:class="title" presentation:user-transformed="true">
          <draw:text-box>
            <text:p>Collision</text:p>
          </draw:text-box>
        </draw:frame>
        <draw:frame presentation:style-name="pr5" draw:layer="layout" svg:width="20.955cm" svg:height="1.285cm" svg:x="6.985cm" svg:y="0.62cm" presentation:class="outline" presentation:user-transformed="true">
          <draw:text-box>
            <text:list text:style-name="L4">
              <text:list-item>
                <text:p><text:span text:style-name="T1">URL: https://joaobastos023.github.io/javanextbot/scene.html</text:span></text:p>
              </text:list-item>
            </text:list>
          </draw:text-box>
        </draw:frame>
        <draw:frame draw:style-name="gr2" draw:text-style-name="P2" draw:layer="layout" svg:width="17.909cm" svg:height="5.924cm" svg:x="7.62cm" svg:y="4.445cm">
          <draw:image xlink:href="Pictures/10000000000002A5000000E0E384E819.png" xlink:type="simple" xlink:show="embed" xlink:actuate="onLoad" draw:mime-type="image/png">
            <text:p/>
          </draw:image>
        </draw:frame>
        <anim:par presentation:node-type="timing-root">
          <anim:par smil:begin="id3.begin">
            <anim:transitionFilter smil:dur="0.5s" smil:type="fade" smil:subtype="crossfade"/>
          </anim:par>
          <anim:seq smil:dur="0s" presentation:node-type="main-sequence"/>
        </anim:par>
        <presentation:notes draw:style-name="dp3">
          <office:forms form:automatic-focus="false" form:apply-design-mode="false"/>
          <draw:page-thumbnail draw:style-name="gr3" draw:layer="layout" svg:width="17cm" svg:height="9.56cm" svg:x="2cm" svg:y="2.5cm" draw:page-number="3" presentation:class="page"/>
          <draw:frame presentation:style-name="pr6" draw:text-style-name="P3" draw:layer="layout" svg:width="17cm" svg:height="14cm" svg:x="2cm" svg:y="13cm" presentation:class="notes" presentation:placeholder="true">
            <draw:text-box/>
          </draw:frame>
        </presentation:notes>
      </draw:page>
      <draw:page draw:name="page4" draw:style-name="dp1" draw:master-page-name="Freshes" presentation:presentation-page-layout-name="AL1T0" xml:id="id4" draw:id="id4">
        <office:forms form:automatic-focus="false" form:apply-design-mode="false"/>
        <draw:custom-shape draw:style-name="gr4" draw:text-style-name="P4" draw:layer="layout" svg:width="28cm" svg:height="2cm" svg:x="0cm" svg:y="9.2cm">
          <text:p/>
          <draw:enhanced-geometry svg:viewBox="0 0 21600 21600" draw:type="rectangle" draw:enhanced-path="M 0 0 L 21600 0 21600 21600 0 21600 0 0 Z N"/>
        </draw:custom-shape>
        <draw:frame presentation:style-name="pr1" draw:layer="layout" svg:width="24cm" svg:height="7cm" svg:x="2cm" svg:y="1.6cm" presentation:class="title">
          <draw:text-box>
            <text:p>DEMO</text:p>
          </draw:text-box>
        </draw:frame>
        <draw:frame presentation:style-name="pr7" draw:text-style-name="P6" draw:layer="layout" svg:width="20.955cm" svg:height="1.285cm" svg:x="0.635cm" svg:y="9.825cm" presentation:class="outline" presentation:user-transformed="true">
          <draw:text-box>
            <text:list text:style-name="L5">
              <text:list-item>
                <text:p text:style-name="P5"><text:span text:style-name="T2">URL: https://joaobastos023.github.io/javanextbot/scene.html</text:span></text:p>
              </text:list-item>
            </text:list>
          </draw:text-box>
        </draw:frame>
        <anim:par presentation:node-type="timing-root">
          <anim:par smil:begin="id4.begin">
            <anim:transitionFilter smil:dur="0.5s" smil:type="fade" smil:subtype="crossfade"/>
          </anim:par>
          <anim:seq smil:dur="0s" presentation:node-type="main-sequence"/>
        </anim:par>
        <presentation:notes draw:style-name="dp2">
          <draw:page-thumbnail draw:style-name="gr3" draw:layer="layout" svg:width="17cm" svg:height="9.56cm" svg:x="2cm" svg:y="2.5cm" draw:page-number="4" presentation:class="page"/>
          <draw:frame presentation:style-name="pr3" draw:text-style-name="P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Noto Sans" svg:font-family="'Noto Sans'" style:font-family-generic="swiss" style:font-pitch="variable"/>
    <style:font-face style:name="Noto Sans CJK SC" svg:font-family="'Noto Sans CJK SC'" style:font-pitch="variable"/>
    <style:font-face style:name="Noto Sans Devanagari" svg:font-family="'Noto Sans Devanagari'" style:font-family-generic="system" style:font-pitch="variable"/>
  </office:font-face-decls>
  <office:styles>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Main_5f_bg" draw:display-name="Main_bg" xlink:href="Pictures/1000000000000B8B0000067F5F2A6CFA.jpg"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3465a4" draw:fill-color="#0d84a1"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Noto Sans" fo:font-size="24pt" fo:language="en" fo:country="US"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none" svg:stroke-width="0cm" svg:stroke-color="#3465a4" draw:marker-start-width="0.2cm" draw:marker-start-center="false" draw:marker-end-width="0.2cm" draw:marker-end-center="false" draw:fill="solid" draw:fill-color="#2499be" draw:textarea-horizontal-align="justify" fo:padding-top="0.125cm" fo:padding-bottom="0.125cm" fo:padding-left="0.25cm" fo:padding-right="0.25cm" draw:shadow="hidden" draw:shadow-offset-x="0cm" draw:shadow-offset-y="-1.219cm" draw:shadow-color="#808080" draw:shadow-opacity="95%">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draw:textarea-vertical-align="middle" draw:auto-grow-height="false"/>
      <style:paragraph-properties fo:text-align="center"/>
      <style:text-properties fo:font-size="18pt" fo:font-weight="normal" style:font-size-asian="18pt" style:font-size-complex="18pt"/>
    </style:style>
    <style:style style:name="Shapes" style:family="graphic" style:parent-style-name="Graphic">
      <style:graphic-properties draw:stroke="none" draw:fill="gradient" draw:fill-gradient-name="Shapes"/>
    </style:style>
    <style:style style:name="Filled" style:family="graphic" style:parent-style-name="Shapes">
      <style:graphic-properties draw:fill="solid" draw:fill-color="#ffffff" draw:opacity="100%"/>
    </style:style>
    <style:style style:name="Filled_20_Blue" style:display-name="Filled Blue" style:family="graphic" style:parent-style-name="Filled">
      <style:graphic-properties draw:fill-color="#0d84a1"/>
      <style:text-properties fo:color="#ffffff" loext:opacity="100%"/>
    </style:style>
    <style:style style:name="Filled_20_Green" style:display-name="Filled Green" style:family="graphic" style:parent-style-name="Filled">
      <style:graphic-properties draw:fill="gradient" draw:fill-gradient-name="Filled_20_Green"/>
      <style:text-properties fo:color="#ffffff" loext:opacity="100%"/>
    </style:style>
    <style:style style:name="Filled_20_Red" style:display-name="Filled Red" style:family="graphic" style:parent-style-name="Filled">
      <style:graphic-properties draw:fill="gradient" draw:fill-gradient-name="Filled_20_Red"/>
      <style:text-properties fo:color="#ffffff" loext:opacity="100%"/>
    </style:style>
    <style:style style:name="Filled_20_Yellow" style:display-name="Filled Yellow" style:family="graphic" style:parent-style-name="Filled">
      <style:graphic-properties draw:fill="gradient" draw:fill-gradient-name="Filled_20_Yellow"/>
      <style:text-properties fo:color="#ffffff" loext:opacity="100%"/>
    </style:style>
    <style:style style:name="Outlined" style:family="graphic" style:parent-style-name="Shapes">
      <style:graphic-properties draw:stroke="solid" svg:stroke-width="0.1cm" svg:stroke-color="#ffffff" svg:stroke-linecap="round" draw:fill="solid" draw:fill-color="#ffffff"/>
    </style:style>
    <style:style style:name="Outlined_20_Blue" style:display-name="Outlined Blue" style:family="graphic" style:parent-style-name="Outlined">
      <style:graphic-properties svg:stroke-color="#0d84a1"/>
      <style:text-properties fo:color="#0d84a1"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fo:font-size="18pt" style:font-size-asian="18pt"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Freshes-background" style:family="presentation">
      <style:graphic-properties draw:stroke="none" draw:fill="none"/>
      <style:text-properties style:letter-kerning="true"/>
    </style:style>
    <style:style style:name="Freshes-backgroundobjects" style:family="presentation">
      <style:graphic-properties draw:stroke="none" draw:fill="none" draw:fill-color="#0d84a1" draw:textarea-horizontal-align="justify" draw:shadow="hidden" draw:shadow-offset-x="0.2cm" draw:shadow-offset-y="0.2cm" draw:shadow-color="#808080" style:writing-mode="page"/>
      <style:paragraph-properties style:writing-mode="page"/>
    </style:style>
    <style:style style:name="Freshe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reshes-outline1" style:family="presentation">
      <style:graphic-properties draw:stroke="none" draw:fill="none" draw:auto-grow-height="false" draw:fit-to-size="false" style:shrink-to-fit="true" style:writing-mode="page">
        <text:list-style style:name="Freshe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5cm" fo:margin-bottom="0cm" fo:text-indent="0cm" style:writing-mode="page"/>
      <style:text-properties fo:font-variant="normal" fo:text-transform="none" fo:color="#ffffff"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reshes-outline2" style:family="presentation" style:parent-style-name="Freshes-outline1">
      <style:paragraph-properties fo:margin-top="0.4cm" fo:margin-bottom="0cm"/>
      <style:text-properties fo:font-size="28pt" style:font-size-asian="28pt" style:font-size-complex="28pt"/>
    </style:style>
    <style:style style:name="Freshes-outline3" style:family="presentation" style:parent-style-name="Freshes-outline2">
      <style:paragraph-properties fo:margin-top="0.3cm" fo:margin-bottom="0cm"/>
      <style:text-properties fo:font-size="24pt" style:font-size-asian="24pt" style:font-size-complex="24pt"/>
    </style:style>
    <style:style style:name="Freshes-outline4" style:family="presentation" style:parent-style-name="Freshes-outline3">
      <style:paragraph-properties fo:margin-top="0.2cm" fo:margin-bottom="0cm"/>
      <style:text-properties fo:font-size="20pt" style:font-size-asian="20pt" style:font-size-complex="20pt"/>
    </style:style>
    <style:style style:name="Freshes-outline5" style:family="presentation" style:parent-style-name="Freshes-outline4">
      <style:paragraph-properties fo:margin-top="0.1cm" fo:margin-bottom="0cm"/>
    </style:style>
    <style:style style:name="Freshes-outline6" style:family="presentation" style:parent-style-name="Freshes-outline5"/>
    <style:style style:name="Freshes-outline7" style:family="presentation" style:parent-style-name="Freshes-outline6"/>
    <style:style style:name="Freshes-outline8" style:family="presentation" style:parent-style-name="Freshes-outline7"/>
    <style:style style:name="Freshes-outline9" style:family="presentation" style:parent-style-name="Freshes-outline8"/>
    <style:style style:name="Freshes-subtitle" style:family="presentation">
      <style:graphic-properties draw:stroke="none" draw:fill="none" draw:fill-color="#ffffff" draw:textarea-vertical-align="top" draw:auto-grow-height="false" draw:fit-to-size="false" style:shrink-to-fit="true" fo:min-height="3.546cm" style:writing-mode="page">
        <text:list-style style:name="Freshes-sub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margin-left="0cm" fo:margin-right="0cm" fo:margin-top="0cm" fo:margin-bottom="0cm" fo:line-height="115%" fo:text-align="start" fo:text-indent="0cm" style:text-autospace="ideograph-alpha" style:punctuation-wrap="simple" style:line-break="strict" loext:tab-stop-distance="0cm" style:writing-mode="page">
        <style:tab-stops/>
      </style:paragraph-properties>
      <style:text-properties fo:font-variant="normal" fo:text-transform="none" fo:color="#ffffff" loext:opacity="100%" style:text-outline="false" style:text-line-through-style="none" style:text-line-through-type="none" style:text-position="0% 100%" fo:font-size="32pt" fo:letter-spacing="normal" fo:font-style="normal" fo:text-shadow="none" style:text-underline-style="none" fo:font-weight="normal" style:text-underline-mode="continuous" style:text-overline-mode="continuous" style:text-line-through-mode="continuous" style:letter-kerning="true" fo:background-color="transparent" style:font-size-asian="32pt" style:font-style-asian="normal" style:font-weight-asian="normal" style:font-size-complex="32pt" style:font-style-complex="normal" style:font-weight-complex="normal" style:text-emphasize="none" style:text-scale="100%" style:font-relief="none" style:text-overline-style="none" style:text-overline-color="font-color" fo:hyphenate="false" loext:hyphenation-no-caps="false"/>
    </style:style>
    <style:style style:name="Freshes-title" style:family="presentation">
      <style:graphic-properties draw:stroke="none" draw:fill="none" draw:opacity="100%" draw:textarea-vertical-align="middle" draw:auto-grow-height="false" draw:fit-to-size="false" style:shrink-to-fit="true" fo:min-height="1.36cm" draw:shadow="hidden" draw:shadow-offset-x="0cm" draw:shadow-offset-y="0.071cm" draw:shadow-opacity="100%" style:writing-mode="page">
        <text:list-style style:name="Freshe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loext:tab-stop-distance="0cm" style:writing-mode="page">
        <style:tab-stops/>
      </style:paragraph-properties>
      <style:text-properties fo:font-variant="normal" fo:text-transform="none" fo:color="#ffffff" loext:opacity="100%" style:text-outline="false" style:text-line-through-style="none" style:text-line-through-type="none" style:text-position="0% 100%" fo:font-size="72pt" fo:letter-spacing="normal" fo:font-style="normal" fo:text-shadow="none" style:text-underline-style="none" fo:font-weight="bold" style:text-underline-mode="continuous" style:text-overline-mode="continuous" style:text-line-through-mode="continuous" style:letter-kerning="true" fo:background-color="transparent" style:font-size-asian="72pt" style:font-style-asian="normal" style:font-weight-asian="bold" style:font-size-complex="72pt" style:font-style-complex="normal" style:font-weight-complex="bold" style:text-emphasize="none" style:text-scale="100%" style:font-relief="none" style:text-overline-style="none" style:text-overline-color="font-color" fo:hyphenate="false" loext:hyphenation-no-caps="false"/>
    </style:style>
    <style:style style:name="One_20_Bullet-background" style:display-name="One Bullet-background" style:family="presentation">
      <style:graphic-properties draw:stroke="none" draw:fill="bitmap" draw:fill-image-name="Main_5f_bg" draw:fill-image-width="61.62cm" draw:fill-image-height="33.223cm" style:repeat="stretch" draw:fill-image-ref-point-x="0%" draw:fill-image-ref-point-y="0%" draw:fill-image-ref-point="top" draw:tile-repeat-offset="0% vertical"/>
      <style:text-properties style:letter-kerning="true"/>
    </style:style>
    <style:style style:name="One_20_Bullet-backgroundobjects" style:display-name="One Bullet-backgroundobjects" style:family="presentation">
      <style:graphic-properties draw:stroke="none" draw:fill="none" draw:textarea-horizontal-align="justify" style:writing-mode="page"/>
      <style:paragraph-properties style:writing-mode="page"/>
      <style:text-properties fo:color="#ffffff" loext:opacity="100%" style:letter-kerning="true"/>
    </style:style>
    <style:style style:name="One_20_Bullet-notes" style:display-name="One Bulle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Bullet-outline1" style:display-name="One Bullet-outline1" style:family="presentation">
      <style:graphic-properties draw:stroke="none" draw:fill="none" draw:auto-grow-height="false" draw:fit-to-size="false" style:shrink-to-fit="true" style:writing-mode="page">
        <text:list-style style:name="One_20_Bullet-outline1" style:display-name="One Bulle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5cm" fo:margin-bottom="0cm" fo:text-indent="0cm" style:writing-mode="page"/>
      <style:text-properties fo:font-variant="normal" fo:text-transform="none" fo:color="#ffffff"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Bullet-outline2" style:display-name="One Bullet-outline2" style:family="presentation" style:parent-style-name="One_20_Bullet-outline1">
      <style:paragraph-properties fo:margin-top="0.4cm" fo:margin-bottom="0cm"/>
      <style:text-properties fo:font-size="28pt" style:font-size-asian="28pt" style:font-size-complex="28pt"/>
    </style:style>
    <style:style style:name="One_20_Bullet-outline3" style:display-name="One Bullet-outline3" style:family="presentation" style:parent-style-name="One_20_Bullet-outline2">
      <style:paragraph-properties fo:margin-top="0.3cm" fo:margin-bottom="0cm"/>
      <style:text-properties fo:font-size="24pt" style:font-size-asian="24pt" style:font-size-complex="24pt"/>
    </style:style>
    <style:style style:name="One_20_Bullet-outline4" style:display-name="One Bullet-outline4" style:family="presentation" style:parent-style-name="One_20_Bullet-outline3">
      <style:paragraph-properties fo:margin-top="0.2cm" fo:margin-bottom="0cm"/>
      <style:text-properties fo:font-size="20pt" style:font-size-asian="20pt" style:font-size-complex="20pt"/>
    </style:style>
    <style:style style:name="One_20_Bullet-outline5" style:display-name="One Bullet-outline5" style:family="presentation" style:parent-style-name="One_20_Bullet-outline4">
      <style:paragraph-properties fo:margin-top="0.1cm" fo:margin-bottom="0cm"/>
    </style:style>
    <style:style style:name="One_20_Bullet-outline6" style:display-name="One Bullet-outline6" style:family="presentation" style:parent-style-name="One_20_Bullet-outline5"/>
    <style:style style:name="One_20_Bullet-outline7" style:display-name="One Bullet-outline7" style:family="presentation" style:parent-style-name="One_20_Bullet-outline6"/>
    <style:style style:name="One_20_Bullet-outline8" style:display-name="One Bullet-outline8" style:family="presentation" style:parent-style-name="One_20_Bullet-outline7"/>
    <style:style style:name="One_20_Bullet-outline9" style:display-name="One Bullet-outline9" style:family="presentation" style:parent-style-name="One_20_Bullet-outline8"/>
    <style:style style:name="One_20_Bullet-subtitle" style:display-name="One Bullet-subtitle" style:family="presentation">
      <style:graphic-properties draw:stroke="none" draw:fill="none" draw:textarea-vertical-align="middle" style:writing-mode="page">
        <text:list-style style:name="One_20_Bullet-subtitle" style:display-name="One Bullet-sub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margin-left="0cm" fo:margin-right="0cm" fo:text-align="center" fo:text-indent="0cm" style:writing-mode="page"/>
      <style:text-properties fo:font-variant="normal" fo:text-transform="none" fo:color="#ffffff"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Bullet-title" style:display-name="One Bullet-title" style:family="presentation">
      <style:graphic-properties shadow="none" draw:stroke="none" draw:fill="none" draw:textarea-vertical-align="middle" draw:auto-grow-height="false" draw:fit-to-size="false" style:shrink-to-fit="true" style:writing-mode="page">
        <text:list-style style:name="One_20_Bullet-title" style:display-name="One Bullet-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text-align="center" style:writing-mode="page"/>
      <style:text-properties fo:font-variant="normal" fo:text-transform="none" fo:color="#ffffff" loext:opacity="100%" style:text-outline="false" style:text-line-through-style="none" style:text-line-through-type="none" fo:font-size="44pt"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style style:name="Two_20_Bullets-background" style:display-name="Two Bullets-background" style:family="presentation">
      <style:graphic-properties draw:stroke="none" draw:fill="none"/>
      <style:text-properties style:letter-kerning="true"/>
    </style:style>
    <style:style style:name="Two_20_Bullets-backgroundobjects" style:display-name="Two Bullets-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Two_20_Bullets-notes" style:display-name="Two Bullet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wo_20_Bullets-outline1" style:display-name="Two Bullets-outline1" style:family="presentation">
      <style:graphic-properties draw:stroke="none" draw:fill="none" draw:auto-grow-height="false" draw:fit-to-size="false" style:shrink-to-fit="true" style:writing-mode="page">
        <text:list-style style:name="Two_20_Bullets-outline1" style:display-name="Two Bullets-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Bullets-outline2" style:display-name="Two Bullets-outline2" style:family="presentation" style:parent-style-name="Two_20_Bullets-outline1">
      <style:paragraph-properties fo:margin-top="0.4cm" fo:margin-bottom="0cm"/>
      <style:text-properties fo:font-size="28pt" style:font-size-asian="28pt" style:font-size-complex="28pt"/>
    </style:style>
    <style:style style:name="Two_20_Bullets-outline3" style:display-name="Two Bullets-outline3" style:family="presentation" style:parent-style-name="Two_20_Bullets-outline2">
      <style:paragraph-properties fo:margin-top="0.3cm" fo:margin-bottom="0cm"/>
      <style:text-properties fo:font-size="24pt" style:font-size-asian="24pt" style:font-size-complex="24pt"/>
    </style:style>
    <style:style style:name="Two_20_Bullets-outline4" style:display-name="Two Bullets-outline4" style:family="presentation" style:parent-style-name="Two_20_Bullets-outline3">
      <style:paragraph-properties fo:margin-top="0.2cm" fo:margin-bottom="0cm"/>
      <style:text-properties fo:font-size="20pt" style:font-size-asian="20pt" style:font-size-complex="20pt"/>
    </style:style>
    <style:style style:name="Two_20_Bullets-outline5" style:display-name="Two Bullets-outline5" style:family="presentation" style:parent-style-name="Two_20_Bullets-outline4">
      <style:paragraph-properties fo:margin-top="0.1cm" fo:margin-bottom="0cm"/>
    </style:style>
    <style:style style:name="Two_20_Bullets-outline6" style:display-name="Two Bullets-outline6" style:family="presentation" style:parent-style-name="Two_20_Bullets-outline5"/>
    <style:style style:name="Two_20_Bullets-outline7" style:display-name="Two Bullets-outline7" style:family="presentation" style:parent-style-name="Two_20_Bullets-outline6"/>
    <style:style style:name="Two_20_Bullets-outline8" style:display-name="Two Bullets-outline8" style:family="presentation" style:parent-style-name="Two_20_Bullets-outline7"/>
    <style:style style:name="Two_20_Bullets-outline9" style:display-name="Two Bullets-outline9" style:family="presentation" style:parent-style-name="Two_20_Bullets-outline8"/>
    <style:style style:name="Two_20_Bullets-subtitle" style:display-name="Two Bullets-subtitle" style:family="presentation">
      <style:graphic-properties draw:stroke="none" draw:fill="none" draw:textarea-vertical-align="middle" style:writing-mode="page">
        <text:list-style style:name="Two_20_Bullets-subtitle" style:display-name="Two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fo:color="#0d84a1"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Bullets-title" style:display-name="Two Bullets-title" style:family="presentation">
      <style:graphic-properties draw:stroke="none" draw:fill="none" draw:textarea-vertical-align="middle" draw:auto-grow-height="false" draw:fit-to-size="false" style:shrink-to-fit="true" style:writing-mode="page">
        <text:list-style style:name="Two_20_Bullets-title" style:display-name="Two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fo:color="#0d84a1" loext:opacity="10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style style:name="Three_20_Bullets-background" style:display-name="Three Bullets-background" style:family="presentation">
      <style:graphic-properties draw:stroke="none" draw:fill="none"/>
      <style:text-properties style:letter-kerning="true"/>
    </style:style>
    <style:style style:name="Three_20_Bullets-backgroundobjects" style:display-name="Three Bullets-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Three_20_Bullets-notes" style:display-name="Three Bullet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hree_20_Bullets-outline1" style:display-name="Three Bullets-outline1" style:family="presentation">
      <style:graphic-properties draw:stroke="none" draw:fill="none" draw:auto-grow-height="false" draw:fit-to-size="false" style:shrink-to-fit="true" style:writing-mode="page">
        <text:list-style style:name="Three_20_Bullets-outline1" style:display-name="Three Bullets-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hree_20_Bullets-outline2" style:display-name="Three Bullets-outline2" style:family="presentation" style:parent-style-name="Three_20_Bullets-outline1">
      <style:paragraph-properties fo:margin-top="0.4cm" fo:margin-bottom="0cm"/>
      <style:text-properties fo:font-size="28pt" style:font-size-asian="28pt" style:font-size-complex="28pt"/>
    </style:style>
    <style:style style:name="Three_20_Bullets-outline3" style:display-name="Three Bullets-outline3" style:family="presentation" style:parent-style-name="Three_20_Bullets-outline2">
      <style:paragraph-properties fo:margin-top="0.3cm" fo:margin-bottom="0cm"/>
      <style:text-properties fo:font-size="24pt" style:font-size-asian="24pt" style:font-size-complex="24pt"/>
    </style:style>
    <style:style style:name="Three_20_Bullets-outline4" style:display-name="Three Bullets-outline4" style:family="presentation" style:parent-style-name="Three_20_Bullets-outline3">
      <style:paragraph-properties fo:margin-top="0.2cm" fo:margin-bottom="0cm"/>
      <style:text-properties fo:font-size="20pt" style:font-size-asian="20pt" style:font-size-complex="20pt"/>
    </style:style>
    <style:style style:name="Three_20_Bullets-outline5" style:display-name="Three Bullets-outline5" style:family="presentation" style:parent-style-name="Three_20_Bullets-outline4">
      <style:paragraph-properties fo:margin-top="0.1cm" fo:margin-bottom="0cm"/>
    </style:style>
    <style:style style:name="Three_20_Bullets-outline6" style:display-name="Three Bullets-outline6" style:family="presentation" style:parent-style-name="Three_20_Bullets-outline5"/>
    <style:style style:name="Three_20_Bullets-outline7" style:display-name="Three Bullets-outline7" style:family="presentation" style:parent-style-name="Three_20_Bullets-outline6"/>
    <style:style style:name="Three_20_Bullets-outline8" style:display-name="Three Bullets-outline8" style:family="presentation" style:parent-style-name="Three_20_Bullets-outline7"/>
    <style:style style:name="Three_20_Bullets-outline9" style:display-name="Three Bullets-outline9" style:family="presentation" style:parent-style-name="Three_20_Bullets-outline8"/>
    <style:style style:name="Three_20_Bullets-subtitle" style:display-name="Three Bullets-subtitle" style:family="presentation">
      <style:graphic-properties draw:stroke="none" draw:fill="none" draw:textarea-vertical-align="middle" style:writing-mode="page">
        <text:list-style style:name="Three_20_Bullets-subtitle" style:display-name="Three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hree_20_Bullets-title" style:display-name="Three Bullets-title" style:family="presentation">
      <style:graphic-properties draw:stroke="none" draw:fill="none" draw:textarea-vertical-align="middle" draw:auto-grow-height="false" draw:fit-to-size="false" style:shrink-to-fit="true" style:writing-mode="page">
        <text:list-style style:name="Three_20_Bullets-title" style:display-name="Three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fo:color="#ffffff" loext:opacity="100%" style:text-outline="false" style:text-line-through-style="none" style:text-line-through-type="none" fo:font-size="72pt" fo:font-style="normal" fo:text-shadow="none" style:text-underline-style="none" fo:font-weight="bold" style:letter-kerning="true" fo:background-color="transparent" style:font-size-asian="72pt" style:font-style-asian="normal" style:font-weight-asian="bold" style:font-size-complex="72pt" style:font-style-complex="normal" style:font-weight-complex="bold" style:text-emphasize="none" style:font-relief="none" style:text-overline-style="none" style:text-overline-color="font-color"/>
    </style:style>
    <style:style style:name="Four_20_Bullets-background" style:display-name="Four Bullets-background" style:family="presentation">
      <style:graphic-properties draw:stroke="none" draw:fill="none"/>
      <style:text-properties style:letter-kerning="true"/>
    </style:style>
    <style:style style:name="Four_20_Bullets-backgroundobjects" style:display-name="Four Bullets-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Four_20_Bullets-notes" style:display-name="Four Bullet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ur_20_Bullets-outline1" style:display-name="Four Bullets-outline1" style:family="presentation">
      <style:graphic-properties draw:stroke="none" draw:fill="none" draw:auto-grow-height="false" draw:fit-to-size="false" style:shrink-to-fit="true" style:writing-mode="page">
        <text:list-style style:name="Four_20_Bullets-outline1" style:display-name="Four Bullets-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ur_20_Bullets-outline2" style:display-name="Four Bullets-outline2" style:family="presentation" style:parent-style-name="Four_20_Bullets-outline1">
      <style:paragraph-properties fo:margin-top="0.4cm" fo:margin-bottom="0cm"/>
      <style:text-properties fo:font-size="28pt" style:font-size-asian="28pt" style:font-size-complex="28pt"/>
    </style:style>
    <style:style style:name="Four_20_Bullets-outline3" style:display-name="Four Bullets-outline3" style:family="presentation" style:parent-style-name="Four_20_Bullets-outline2">
      <style:paragraph-properties fo:margin-top="0.3cm" fo:margin-bottom="0cm"/>
      <style:text-properties fo:font-size="24pt" style:font-size-asian="24pt" style:font-size-complex="24pt"/>
    </style:style>
    <style:style style:name="Four_20_Bullets-outline4" style:display-name="Four Bullets-outline4" style:family="presentation" style:parent-style-name="Four_20_Bullets-outline3">
      <style:paragraph-properties fo:margin-top="0.2cm" fo:margin-bottom="0cm"/>
      <style:text-properties fo:font-size="20pt" style:font-size-asian="20pt" style:font-size-complex="20pt"/>
    </style:style>
    <style:style style:name="Four_20_Bullets-outline5" style:display-name="Four Bullets-outline5" style:family="presentation" style:parent-style-name="Four_20_Bullets-outline4">
      <style:paragraph-properties fo:margin-top="0.1cm" fo:margin-bottom="0cm"/>
    </style:style>
    <style:style style:name="Four_20_Bullets-outline6" style:display-name="Four Bullets-outline6" style:family="presentation" style:parent-style-name="Four_20_Bullets-outline5"/>
    <style:style style:name="Four_20_Bullets-outline7" style:display-name="Four Bullets-outline7" style:family="presentation" style:parent-style-name="Four_20_Bullets-outline6"/>
    <style:style style:name="Four_20_Bullets-outline8" style:display-name="Four Bullets-outline8" style:family="presentation" style:parent-style-name="Four_20_Bullets-outline7"/>
    <style:style style:name="Four_20_Bullets-outline9" style:display-name="Four Bullets-outline9" style:family="presentation" style:parent-style-name="Four_20_Bullets-outline8"/>
    <style:style style:name="Four_20_Bullets-subtitle" style:display-name="Four Bullets-subtitle" style:family="presentation">
      <style:graphic-properties draw:stroke="none" draw:fill="none" draw:textarea-vertical-align="middle" style:writing-mode="page">
        <text:list-style style:name="Four_20_Bullets-subtitle" style:display-name="Four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ur_20_Bullets-title" style:display-name="Four Bullets-title" style:family="presentation">
      <style:graphic-properties draw:stroke="none" draw:fill="none" draw:textarea-vertical-align="middle" draw:auto-grow-height="false" draw:fit-to-size="false" style:shrink-to-fit="true" style:writing-mode="page">
        <text:list-style style:name="Four_20_Bullets-title" style:display-name="Four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writing-mode="page"/>
      <style:text-properties fo:font-variant="normal" fo:text-transform="none" fo:color="#0d84a1" loext:opacity="10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style style:name="Blue_2f_White_20_Chart-background" style:display-name="Blue/White Chart-background" style:family="presentation">
      <style:graphic-properties draw:stroke="none" draw:fill="solid" draw:fill-color="#0d84a1"/>
      <style:text-properties style:letter-kerning="true"/>
    </style:style>
    <style:style style:name="Blue_2f_White_20_Chart-backgroundobjects" style:display-name="Blue/White Chart-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Blue_2f_White_20_Chart-notes" style:display-name="Blue/White Char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2f_White_20_Chart-outline1" style:display-name="Blue/White Chart-outline1" style:family="presentation">
      <style:graphic-properties draw:stroke="none" draw:fill="none" draw:auto-grow-height="false" draw:fit-to-size="false" style:shrink-to-fit="true" style:writing-mode="page">
        <text:list-style style:name="Blue_2f_White_20_Chart-outline1" style:display-name="Blue/White Char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2f_White_20_Chart-outline2" style:display-name="Blue/White Chart-outline2" style:family="presentation" style:parent-style-name="Blue_2f_White_20_Chart-outline1">
      <style:paragraph-properties fo:margin-top="0.4cm" fo:margin-bottom="0cm"/>
      <style:text-properties fo:font-size="28pt" style:font-size-asian="28pt" style:font-size-complex="28pt"/>
    </style:style>
    <style:style style:name="Blue_2f_White_20_Chart-outline3" style:display-name="Blue/White Chart-outline3" style:family="presentation" style:parent-style-name="Blue_2f_White_20_Chart-outline2">
      <style:paragraph-properties fo:margin-top="0.3cm" fo:margin-bottom="0cm"/>
      <style:text-properties fo:font-size="24pt" style:font-size-asian="24pt" style:font-size-complex="24pt"/>
    </style:style>
    <style:style style:name="Blue_2f_White_20_Chart-outline4" style:display-name="Blue/White Chart-outline4" style:family="presentation" style:parent-style-name="Blue_2f_White_20_Chart-outline3">
      <style:paragraph-properties fo:margin-top="0.2cm" fo:margin-bottom="0cm"/>
      <style:text-properties fo:font-size="20pt" style:font-size-asian="20pt" style:font-size-complex="20pt"/>
    </style:style>
    <style:style style:name="Blue_2f_White_20_Chart-outline5" style:display-name="Blue/White Chart-outline5" style:family="presentation" style:parent-style-name="Blue_2f_White_20_Chart-outline4">
      <style:paragraph-properties fo:margin-top="0.1cm" fo:margin-bottom="0cm"/>
      <style:text-properties fo:font-size="20pt" style:font-size-asian="20pt" style:font-size-complex="20pt"/>
    </style:style>
    <style:style style:name="Blue_2f_White_20_Chart-outline6" style:display-name="Blue/White Chart-outline6" style:family="presentation" style:parent-style-name="Blue_2f_White_20_Chart-outline5">
      <style:paragraph-properties fo:margin-top="0.1cm" fo:margin-bottom="0cm"/>
    </style:style>
    <style:style style:name="Blue_2f_White_20_Chart-outline7" style:display-name="Blue/White Chart-outline7" style:family="presentation" style:parent-style-name="Blue_2f_White_20_Chart-outline6"/>
    <style:style style:name="Blue_2f_White_20_Chart-outline8" style:display-name="Blue/White Chart-outline8" style:family="presentation" style:parent-style-name="Blue_2f_White_20_Chart-outline7"/>
    <style:style style:name="Blue_2f_White_20_Chart-outline9" style:display-name="Blue/White Chart-outline9" style:family="presentation" style:parent-style-name="Blue_2f_White_20_Chart-outline8"/>
    <style:style style:name="Blue_2f_White_20_Chart-subtitle" style:display-name="Blue/White Chart-subtitle" style:family="presentation">
      <style:graphic-properties draw:stroke="none" draw:fill="none" draw:textarea-vertical-align="middle" style:writing-mode="page">
        <text:list-style style:name="Blue_2f_White_20_Chart-subtitle" style:display-name="Blue/White Char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2f_White_20_Chart-title" style:display-name="Blue/White Chart-title" style:family="presentation">
      <style:graphic-properties draw:stroke="none" draw:fill="none" draw:textarea-vertical-align="middle" draw:auto-grow-height="false" draw:fit-to-size="false" style:shrink-to-fit="true" style:writing-mode="page">
        <text:list-style style:name="Blue_2f_White_20_Chart-title" style:display-name="Blue/White Char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writing-mode="page"/>
      <style:text-properties fo:font-variant="normal" fo:text-transform="none" fo:color="#0d84a1" loext:opacity="100%" style:text-outline="false" style:text-line-through-style="none" style:text-line-through-type="none" fo:font-size="32pt" fo:font-style="normal" fo:text-shadow="none" style:text-underline-style="none" fo:font-weight="bold" style:letter-kerning="true" fo:background-color="transparent"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White_2f_Blue_20_Chart-background" style:display-name="White/Blue Chart-background" style:family="presentation">
      <style:graphic-properties draw:stroke="none" draw:fill="none"/>
      <style:text-properties style:letter-kerning="true"/>
    </style:style>
    <style:style style:name="White_2f_Blue_20_Chart-backgroundobjects" style:display-name="White/Blue Chart-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White_2f_Blue_20_Chart-notes" style:display-name="White/Blue Char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White_2f_Blue_20_Chart-outline1" style:display-name="White/Blue Chart-outline1" style:family="presentation">
      <style:graphic-properties draw:stroke="none" draw:fill="none" draw:auto-grow-height="false" draw:fit-to-size="false" style:shrink-to-fit="true" style:writing-mode="page">
        <text:list-style style:name="White_2f_Blue_20_Chart-outline1" style:display-name="White/Blue Chart-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White_2f_Blue_20_Chart-outline2" style:display-name="White/Blue Chart-outline2" style:family="presentation" style:parent-style-name="White_2f_Blue_20_Chart-outline1">
      <style:paragraph-properties fo:margin-top="0.4cm" fo:margin-bottom="0cm"/>
      <style:text-properties fo:font-size="28pt" style:font-size-asian="28pt" style:font-size-complex="28pt"/>
    </style:style>
    <style:style style:name="White_2f_Blue_20_Chart-outline3" style:display-name="White/Blue Chart-outline3" style:family="presentation" style:parent-style-name="White_2f_Blue_20_Chart-outline2">
      <style:paragraph-properties fo:margin-top="0.3cm" fo:margin-bottom="0cm"/>
      <style:text-properties fo:font-size="24pt" style:font-size-asian="24pt" style:font-size-complex="24pt"/>
    </style:style>
    <style:style style:name="White_2f_Blue_20_Chart-outline4" style:display-name="White/Blue Chart-outline4" style:family="presentation" style:parent-style-name="White_2f_Blue_20_Chart-outline3">
      <style:paragraph-properties fo:margin-top="0.2cm" fo:margin-bottom="0cm"/>
      <style:text-properties fo:font-size="20pt" style:font-size-asian="20pt" style:font-size-complex="20pt"/>
    </style:style>
    <style:style style:name="White_2f_Blue_20_Chart-outline5" style:display-name="White/Blue Chart-outline5" style:family="presentation" style:parent-style-name="White_2f_Blue_20_Chart-outline4">
      <style:paragraph-properties fo:margin-top="0.1cm" fo:margin-bottom="0cm"/>
    </style:style>
    <style:style style:name="White_2f_Blue_20_Chart-outline6" style:display-name="White/Blue Chart-outline6" style:family="presentation" style:parent-style-name="White_2f_Blue_20_Chart-outline5"/>
    <style:style style:name="White_2f_Blue_20_Chart-outline7" style:display-name="White/Blue Chart-outline7" style:family="presentation" style:parent-style-name="White_2f_Blue_20_Chart-outline6"/>
    <style:style style:name="White_2f_Blue_20_Chart-outline8" style:display-name="White/Blue Chart-outline8" style:family="presentation" style:parent-style-name="White_2f_Blue_20_Chart-outline7"/>
    <style:style style:name="White_2f_Blue_20_Chart-outline9" style:display-name="White/Blue Chart-outline9" style:family="presentation" style:parent-style-name="White_2f_Blue_20_Chart-outline8"/>
    <style:style style:name="White_2f_Blue_20_Chart-subtitle" style:display-name="White/Blue Chart-subtitle" style:family="presentation">
      <style:graphic-properties draw:stroke="none" draw:fill="none" draw:textarea-vertical-align="middle" style:writing-mode="page">
        <text:list-style style:name="White_2f_Blue_20_Chart-subtitle" style:display-name="White/Blue Char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White_2f_Blue_20_Chart-title" style:display-name="White/Blue Chart-title" style:family="presentation">
      <style:graphic-properties draw:stroke="none" draw:fill="none" draw:textarea-vertical-align="middle" draw:auto-grow-height="false" draw:fit-to-size="false" style:shrink-to-fit="true" style:writing-mode="page">
        <text:list-style style:name="White_2f_Blue_20_Chart-title" style:display-name="White/Blue Char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writing-mode="page"/>
      <style:text-properties fo:font-variant="normal" fo:text-transform="none" fo:color="#ffffff" loext:opacity="100%" style:text-outline="false" style:text-line-through-style="none" style:text-line-through-type="none" fo:font-size="32pt" fo:font-style="normal" fo:text-shadow="none" style:text-underline-style="none" fo:font-weight="bold" style:letter-kerning="true" fo:background-color="transparent"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Diagram-background" style:family="presentation">
      <style:graphic-properties draw:stroke="none" draw:fill="none"/>
      <style:text-properties style:letter-kerning="true"/>
    </style:style>
    <style:style style:name="Diagram-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Diagram-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Diagram-outline1" style:family="presentation">
      <style:graphic-properties draw:stroke="none" draw:fill="none" draw:auto-grow-height="false" draw:fit-to-size="false" style:shrink-to-fit="true" style:writing-mode="page">
        <text:list-style style:name="Diagra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iagram-outline2" style:family="presentation" style:parent-style-name="Diagram-outline1">
      <style:paragraph-properties fo:margin-top="0.4cm" fo:margin-bottom="0cm"/>
      <style:text-properties fo:font-size="28pt" style:font-size-asian="28pt" style:font-size-complex="28pt"/>
    </style:style>
    <style:style style:name="Diagram-outline3" style:family="presentation" style:parent-style-name="Diagram-outline2">
      <style:paragraph-properties fo:margin-top="0.3cm" fo:margin-bottom="0cm"/>
      <style:text-properties fo:font-size="24pt" style:font-size-asian="24pt" style:font-size-complex="24pt"/>
    </style:style>
    <style:style style:name="Diagram-outline4" style:family="presentation" style:parent-style-name="Diagram-outline3">
      <style:paragraph-properties fo:margin-top="0.2cm" fo:margin-bottom="0cm"/>
      <style:text-properties fo:font-size="20pt" style:font-size-asian="20pt" style:font-size-complex="20pt"/>
    </style:style>
    <style:style style:name="Diagram-outline5" style:family="presentation" style:parent-style-name="Diagram-outline4">
      <style:paragraph-properties fo:margin-top="0.1cm" fo:margin-bottom="0cm"/>
    </style:style>
    <style:style style:name="Diagram-outline6" style:family="presentation" style:parent-style-name="Diagram-outline5"/>
    <style:style style:name="Diagram-outline7" style:family="presentation" style:parent-style-name="Diagram-outline6"/>
    <style:style style:name="Diagram-outline8" style:family="presentation" style:parent-style-name="Diagram-outline7"/>
    <style:style style:name="Diagram-outline9" style:family="presentation" style:parent-style-name="Diagram-outline8"/>
    <style:style style:name="Diagram-subtitle" style:family="presentation">
      <style:graphic-properties draw:stroke="solid" svg:stroke-width="0.1cm" svg:stroke-color="#0d84a1" svg:stroke-linecap="round" draw:fill="solid" draw:fill-color="#ffffff" draw:textarea-horizontal-align="center" draw:textarea-vertical-align="middle" draw:auto-grow-height="false" draw:fit-to-size="false" style:shrink-to-fit="true" style:writing-mode="page">
        <text:list-style style:name="Diagra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fo:color="#0d84a1" loext:opacity="100%" style:text-outline="false" style:text-line-through-style="none" style:text-line-through-type="none" fo:font-size="18pt" fo:font-style="normal" fo:text-shadow="none" style:text-underline-style="none" fo:font-weight="normal" style:letter-kerning="true" fo:background-color="transparent" style:font-size-asian="18pt" style:font-style-asian="normal" style:font-weight-asian="normal" style:font-size-complex="18pt" style:font-style-complex="normal" style:text-emphasize="none" style:font-relief="none" style:text-overline-style="none" style:text-overline-color="font-color"/>
    </style:style>
    <style:style style:name="Diagram-title" style:family="presentation">
      <style:graphic-properties draw:stroke="none" draw:fill="none" draw:textarea-vertical-align="middle" draw:auto-grow-height="false" draw:fit-to-size="false" style:shrink-to-fit="true" style:writing-mode="page">
        <text:list-style style:name="Diagra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writing-mode="page"/>
      <style:text-properties fo:font-variant="normal" fo:text-transform="none" fo:color="#ffffff" loext:opacity="100%" style:text-outline="false" style:text-line-through-style="none" style:text-line-through-type="none" fo:font-size="54pt" fo:font-style="normal" fo:text-shadow="none" style:text-underline-style="none" fo:font-weight="bold" style:letter-kerning="true" fo:background-color="#0d84a1" style:font-size-asian="54pt" style:font-style-asian="normal" style:font-weight-asian="bold" style:font-size-complex="54pt" style:font-style-complex="normal" style:font-weight-complex="bold" style:text-emphasize="none" style:font-relief="none" style:text-overline-style="none" style:text-overline-color="font-color"/>
    </style:style>
    <style:style style:name="Table-background" style:family="presentation">
      <style:graphic-properties draw:stroke="none" draw:fill="none"/>
      <style:text-properties style:letter-kerning="true"/>
    </style:style>
    <style:style style:name="Table-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Tabl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able-outline1" style:family="presentation">
      <style:graphic-properties draw:stroke="none" draw:fill="none" draw:auto-grow-height="false" draw:fit-to-size="false" style:shrink-to-fit="true" style:writing-mode="page">
        <text:list-style style:name="Table-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able-outline2" style:family="presentation" style:parent-style-name="Table-outline1">
      <style:paragraph-properties fo:margin-top="0.4cm" fo:margin-bottom="0cm"/>
      <style:text-properties fo:font-size="28pt" style:font-size-asian="28pt" style:font-size-complex="28pt"/>
    </style:style>
    <style:style style:name="Table-outline3" style:family="presentation" style:parent-style-name="Table-outline2">
      <style:paragraph-properties fo:margin-top="0.3cm" fo:margin-bottom="0cm"/>
      <style:text-properties fo:font-size="24pt" style:font-size-asian="24pt" style:font-size-complex="24pt"/>
    </style:style>
    <style:style style:name="Table-outline4" style:family="presentation" style:parent-style-name="Table-outline3">
      <style:paragraph-properties fo:margin-top="0.2cm" fo:margin-bottom="0cm"/>
      <style:text-properties fo:font-size="20pt" style:font-size-asian="20pt" style:font-size-complex="20pt"/>
    </style:style>
    <style:style style:name="Table-outline5" style:family="presentation" style:parent-style-name="Table-outline4">
      <style:paragraph-properties fo:margin-top="0.1cm" fo:margin-bottom="0cm"/>
    </style:style>
    <style:style style:name="Table-outline6" style:family="presentation" style:parent-style-name="Table-outline5"/>
    <style:style style:name="Table-outline7" style:family="presentation" style:parent-style-name="Table-outline6"/>
    <style:style style:name="Table-outline8" style:family="presentation" style:parent-style-name="Table-outline7"/>
    <style:style style:name="Table-outline9" style:family="presentation" style:parent-style-name="Table-outline8"/>
    <style:style style:name="Table-subtitle" style:family="presentation">
      <style:graphic-properties draw:stroke="none" draw:fill="none" draw:textarea-vertical-align="middle" style:writing-mode="page">
        <text:list-style style:name="Tab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able-title" style:family="presentation">
      <style:graphic-properties draw:stroke="none" draw:fill="none" draw:textarea-vertical-align="middle" draw:auto-grow-height="false" draw:fit-to-size="false" style:shrink-to-fit="true" style:writing-mode="page">
        <text:list-style style:name="Tab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fo:color="#ffffff" loext:opacity="100%" style:text-outline="false" style:text-line-through-style="none" style:text-line-through-type="none" fo:font-size="54pt" fo:font-style="normal" fo:text-shadow="none" style:text-underline-style="none" fo:font-weight="bold" style:letter-kerning="true" fo:background-color="#0d84a1" style:font-size-asian="54pt" style:font-style-asian="normal" style:font-weight-asian="bold" style:font-size-complex="54pt" style:font-style-complex="normal" style:font-weight-complex="bold" style:text-emphasize="none" style:font-relief="none" style:text-overline-style="none" style:text-overline-color="font-color"/>
    </style:style>
    <style:style style:name="Left_20_Bar-background" style:display-name="Left Bar-background" style:family="presentation">
      <style:graphic-properties draw:stroke="none" draw:fill="none"/>
      <style:text-properties style:letter-kerning="true"/>
    </style:style>
    <style:style style:name="Left_20_Bar-backgroundobjects" style:display-name="Left Bar-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Left_20_Bar-notes" style:display-name="Left Bar-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eft_20_Bar-outline1" style:display-name="Left Bar-outline1" style:family="presentation">
      <style:graphic-properties draw:stroke="none" draw:fill="none" draw:auto-grow-height="false" draw:fit-to-size="false" style:shrink-to-fit="true" style:writing-mode="page">
        <text:list-style style:name="Left_20_Bar-outline1" style:display-name="Left Bar-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eft_20_Bar-outline2" style:display-name="Left Bar-outline2" style:family="presentation" style:parent-style-name="Left_20_Bar-outline1">
      <style:paragraph-properties fo:margin-top="0.4cm" fo:margin-bottom="0cm"/>
      <style:text-properties fo:font-size="28pt" style:font-size-asian="28pt" style:font-size-complex="28pt"/>
    </style:style>
    <style:style style:name="Left_20_Bar-outline3" style:display-name="Left Bar-outline3" style:family="presentation" style:parent-style-name="Left_20_Bar-outline2">
      <style:paragraph-properties fo:margin-top="0.3cm" fo:margin-bottom="0cm"/>
      <style:text-properties fo:font-size="24pt" style:font-size-asian="24pt" style:font-size-complex="24pt"/>
    </style:style>
    <style:style style:name="Left_20_Bar-outline4" style:display-name="Left Bar-outline4" style:family="presentation" style:parent-style-name="Left_20_Bar-outline3">
      <style:paragraph-properties fo:margin-top="0.2cm" fo:margin-bottom="0cm"/>
      <style:text-properties fo:font-size="20pt" style:font-size-asian="20pt" style:font-size-complex="20pt"/>
    </style:style>
    <style:style style:name="Left_20_Bar-outline5" style:display-name="Left Bar-outline5" style:family="presentation" style:parent-style-name="Left_20_Bar-outline4">
      <style:paragraph-properties fo:margin-top="0.1cm" fo:margin-bottom="0cm"/>
    </style:style>
    <style:style style:name="Left_20_Bar-outline6" style:display-name="Left Bar-outline6" style:family="presentation" style:parent-style-name="Left_20_Bar-outline5"/>
    <style:style style:name="Left_20_Bar-outline7" style:display-name="Left Bar-outline7" style:family="presentation" style:parent-style-name="Left_20_Bar-outline6"/>
    <style:style style:name="Left_20_Bar-outline8" style:display-name="Left Bar-outline8" style:family="presentation" style:parent-style-name="Left_20_Bar-outline7"/>
    <style:style style:name="Left_20_Bar-outline9" style:display-name="Left Bar-outline9" style:family="presentation" style:parent-style-name="Left_20_Bar-outline8"/>
    <style:style style:name="Left_20_Bar-subtitle" style:display-name="Left Bar-subtitle" style:family="presentation">
      <style:graphic-properties draw:stroke="none" draw:fill="none" draw:textarea-vertical-align="middle" style:writing-mode="page">
        <text:list-style style:name="Left_20_Bar-subtitle" style:display-name="Left Ba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eft_20_Bar-title" style:display-name="Left Bar-title" style:family="presentation">
      <style:graphic-properties draw:stroke="none" draw:fill="none" draw:textarea-vertical-align="middle" draw:auto-grow-height="false" draw:fit-to-size="false" style:shrink-to-fit="true" style:writing-mode="page">
        <text:list-style style:name="Left_20_Bar-title" style:display-name="Left Ba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fo:color="#ffffff" loext:opacity="10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style style:name="Right_20_Bar-background" style:display-name="Right Bar-background" style:family="presentation">
      <style:graphic-properties draw:stroke="none" draw:fill="none"/>
      <style:text-properties style:letter-kerning="true"/>
    </style:style>
    <style:style style:name="Right_20_Bar-backgroundobjects" style:display-name="Right Bar-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Right_20_Bar-notes" style:display-name="Right Bar-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Right_20_Bar-outline1" style:display-name="Right Bar-outline1" style:family="presentation">
      <style:graphic-properties draw:stroke="none" draw:fill="none" draw:auto-grow-height="false" draw:fit-to-size="false" style:shrink-to-fit="true" style:writing-mode="page">
        <text:list-style style:name="Right_20_Bar-outline1" style:display-name="Right Bar-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Right_20_Bar-outline2" style:display-name="Right Bar-outline2" style:family="presentation" style:parent-style-name="Right_20_Bar-outline1">
      <style:paragraph-properties fo:margin-top="0.4cm" fo:margin-bottom="0cm"/>
      <style:text-properties fo:font-size="28pt" style:font-size-asian="28pt" style:font-size-complex="28pt"/>
    </style:style>
    <style:style style:name="Right_20_Bar-outline3" style:display-name="Right Bar-outline3" style:family="presentation" style:parent-style-name="Right_20_Bar-outline2">
      <style:paragraph-properties fo:margin-top="0.3cm" fo:margin-bottom="0cm"/>
      <style:text-properties fo:font-size="24pt" style:font-size-asian="24pt" style:font-size-complex="24pt"/>
    </style:style>
    <style:style style:name="Right_20_Bar-outline4" style:display-name="Right Bar-outline4" style:family="presentation" style:parent-style-name="Right_20_Bar-outline3">
      <style:paragraph-properties fo:margin-top="0.2cm" fo:margin-bottom="0cm"/>
      <style:text-properties fo:font-size="20pt" style:font-size-asian="20pt" style:font-size-complex="20pt"/>
    </style:style>
    <style:style style:name="Right_20_Bar-outline5" style:display-name="Right Bar-outline5" style:family="presentation" style:parent-style-name="Right_20_Bar-outline4">
      <style:paragraph-properties fo:margin-top="0.1cm" fo:margin-bottom="0cm"/>
    </style:style>
    <style:style style:name="Right_20_Bar-outline6" style:display-name="Right Bar-outline6" style:family="presentation" style:parent-style-name="Right_20_Bar-outline5"/>
    <style:style style:name="Right_20_Bar-outline7" style:display-name="Right Bar-outline7" style:family="presentation" style:parent-style-name="Right_20_Bar-outline6"/>
    <style:style style:name="Right_20_Bar-outline8" style:display-name="Right Bar-outline8" style:family="presentation" style:parent-style-name="Right_20_Bar-outline7"/>
    <style:style style:name="Right_20_Bar-outline9" style:display-name="Right Bar-outline9" style:family="presentation" style:parent-style-name="Right_20_Bar-outline8"/>
    <style:style style:name="Right_20_Bar-subtitle" style:display-name="Right Bar-subtitle" style:family="presentation">
      <style:graphic-properties draw:stroke="none" draw:fill="none" draw:textarea-vertical-align="middle" style:writing-mode="page">
        <text:list-style style:name="Right_20_Bar-subtitle" style:display-name="Right Ba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Right_20_Bar-title" style:display-name="Right Bar-title" style:family="presentation">
      <style:graphic-properties draw:stroke="none" draw:fill="none" draw:textarea-vertical-align="middle" draw:auto-grow-height="false" draw:fit-to-size="false" style:shrink-to-fit="true" style:writing-mode="page">
        <text:list-style style:name="Right_20_Bar-title" style:display-name="Right Ba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fo:color="#ffffff" loext:opacity="10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Main_5f_bg" draw:fill-image-width="61.62cm" draw:fill-image-height="33.223cm" style:repeat="stretch" draw:fill-image-ref-point-x="0%" draw:fill-image-ref-point-y="0%" draw:fill-image-ref-point="top" draw:tile-repeat-offset="0% vertical"/>
    </style:style>
    <style:style style:name="Mdp3" style:family="drawing-page">
      <style:drawing-page-properties draw:background-size="border" draw:fill="solid" draw:fill-color="#0d84a1"/>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cm" loext:decorative="false"/>
      <style:paragraph-properties style:writing-mode="lr-tb"/>
    </style:style>
    <style:style style:name="Mgr3" style:family="graphic" style:parent-style-name="Object_20_with_20_no_20_fill_20_and_20_no_20_line">
      <style:graphic-properties draw:stroke="none" draw:fill="none" style:mirror="none" style:protect="position size" loext:decorative="false"/>
    </style:style>
    <style:style style:name="Mgr4" style:family="graphic" style:parent-style-name="Filled_20_Blue">
      <style:graphic-properties draw:fill="solid" draw:fill-color="#0d84a1" draw:opacity="45%" style:protect="position size" loext:decorative="false"/>
    </style:style>
    <style:style style:name="M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protect="position size" loext:decorative="false"/>
    </style:style>
    <style:style style:name="Mgr7" style:family="graphic" style:parent-style-name="Filled">
      <style:graphic-properties draw:fill="solid" draw:fill-color="#ffffff" loext:decorative="false"/>
    </style:style>
    <style:style style:name="Mgr8" style:family="graphic" style:parent-style-name="Filled_20_Blue">
      <style:graphic-properties draw:fill="solid" draw:fill-color="#0d84a1" loext:decorative="false"/>
    </style:style>
    <style:style style:name="Mgr9" style:family="graphic" style:parent-style-name="Filled_20_Blue">
      <style:graphic-properties draw:fill="solid" draw:fill-color="#0d84a1" style:protect="position size" loext:decorative="false"/>
    </style:style>
    <style:style style:name="Mpr1" style:family="presentation" style:parent-style-name="Freshes-backgroundobjects">
      <style:graphic-properties draw:fill="none" draw:fill-color="#ffffff" fo:min-height="1.484cm" loext:decorative="false"/>
      <style:paragraph-properties style:writing-mode="lr-tb"/>
    </style:style>
    <style:style style:name="Mpr2" style:family="presentation" style:parent-style-name="Freshes-backgroundobjects">
      <style:graphic-properties draw:fill="none" draw:fill-color="#ffffff" draw:textarea-vertical-align="bottom" fo:min-height="1.484cm" loext:decorative="false"/>
      <style:paragraph-properties style:writing-mode="lr-tb"/>
    </style:style>
    <style:style style:name="Mpr3" style:family="presentation" style:parent-style-name="One_20_Bullet-backgroundobjects">
      <style:graphic-properties draw:fill="none" draw:fill-color="#ffffff" fo:min-height="0.6cm" loext:decorative="false"/>
      <style:paragraph-properties style:writing-mode="lr-tb"/>
    </style:style>
    <style:style style:name="Mpr4" style:family="presentation" style:parent-style-name="One_20_Bullet-backgroundobjects">
      <style:graphic-properties draw:fill="none" draw:fill-color="#ffffff" fo:min-height="1.484cm" loext:decorative="false"/>
      <style:paragraph-properties style:writing-mode="lr-tb"/>
    </style:style>
    <style:style style:name="Mpr5" style:family="presentation" style:parent-style-name="One_20_Bullet-backgroundobjects">
      <style:graphic-properties draw:fill="none" draw:fill-color="#ffffff" draw:textarea-vertical-align="bottom" fo:min-height="1.484cm" loext:decorative="false"/>
      <style:paragraph-properties style:writing-mode="lr-tb"/>
    </style:style>
    <style:style style:name="Mpr6" style:family="presentation" style:parent-style-name="Two_20_Bullets-backgroundobjects">
      <style:graphic-properties draw:fill="none" draw:fill-color="#ffffff" fo:min-height="0.6cm" loext:decorative="false"/>
      <style:paragraph-properties style:writing-mode="lr-tb"/>
    </style:style>
    <style:style style:name="Mpr7" style:family="presentation" style:parent-style-name="Two_20_Bullets-backgroundobjects">
      <style:graphic-properties draw:fill="none" draw:fill-color="#ffffff" fo:min-height="1.484cm" loext:decorative="false"/>
      <style:paragraph-properties style:writing-mode="lr-tb"/>
    </style:style>
    <style:style style:name="Mpr8" style:family="presentation" style:parent-style-name="Two_20_Bullets-backgroundobjects">
      <style:graphic-properties draw:fill="none" draw:fill-color="#ffffff" draw:textarea-vertical-align="bottom" fo:min-height="1.484cm" loext:decorative="false"/>
      <style:paragraph-properties style:writing-mode="lr-tb"/>
    </style:style>
    <style:style style:name="Mpr9" style:family="presentation" style:parent-style-name="Three_20_Bullets-backgroundobjects">
      <style:graphic-properties draw:fill="none" draw:fill-color="#ffffff" fo:min-height="0.6cm" loext:decorative="false"/>
      <style:paragraph-properties style:writing-mode="lr-tb"/>
    </style:style>
    <style:style style:name="Mpr10" style:family="presentation" style:parent-style-name="Three_20_Bullets-backgroundobjects">
      <style:graphic-properties draw:fill="none" draw:fill-color="#ffffff" fo:min-height="1.484cm" loext:decorative="false"/>
      <style:paragraph-properties style:writing-mode="lr-tb"/>
    </style:style>
    <style:style style:name="Mpr11" style:family="presentation" style:parent-style-name="Three_20_Bullets-backgroundobjects">
      <style:graphic-properties draw:fill="none" draw:fill-color="#ffffff" draw:textarea-vertical-align="bottom" fo:min-height="1.484cm" loext:decorative="false"/>
      <style:paragraph-properties style:writing-mode="lr-tb"/>
    </style:style>
    <style:style style:name="Mpr12" style:family="presentation" style:parent-style-name="Four_20_Bullets-backgroundobjects">
      <style:graphic-properties draw:fill="none" draw:fill-color="#ffffff" fo:min-height="0.6cm" loext:decorative="false"/>
      <style:paragraph-properties style:writing-mode="lr-tb"/>
    </style:style>
    <style:style style:name="Mpr13" style:family="presentation" style:parent-style-name="Four_20_Bullets-backgroundobjects">
      <style:graphic-properties draw:fill="none" draw:fill-color="#ffffff" fo:min-height="1.484cm" loext:decorative="false"/>
      <style:paragraph-properties style:writing-mode="lr-tb"/>
    </style:style>
    <style:style style:name="Mpr14" style:family="presentation" style:parent-style-name="Four_20_Bullets-backgroundobjects">
      <style:graphic-properties draw:fill="none" draw:fill-color="#ffffff" draw:textarea-vertical-align="bottom" fo:min-height="1.484cm" loext:decorative="false"/>
      <style:paragraph-properties style:writing-mode="lr-tb"/>
    </style:style>
    <style:style style:name="Mpr15" style:family="presentation" style:parent-style-name="Blue_2f_White_20_Chart-backgroundobjects">
      <style:graphic-properties draw:fill="none" draw:fill-color="#ffffff" fo:min-height="0.6cm" loext:decorative="false"/>
      <style:paragraph-properties style:writing-mode="lr-tb"/>
    </style:style>
    <style:style style:name="Mpr16" style:family="presentation" style:parent-style-name="Blue_2f_White_20_Chart-backgroundobjects">
      <style:graphic-properties draw:fill="none" draw:fill-color="#ffffff" fo:min-height="1.484cm" loext:decorative="false"/>
      <style:paragraph-properties style:writing-mode="lr-tb"/>
    </style:style>
    <style:style style:name="Mpr17" style:family="presentation" style:parent-style-name="Blue_2f_White_20_Chart-backgroundobjects">
      <style:graphic-properties draw:fill="none" draw:fill-color="#ffffff" draw:textarea-vertical-align="bottom" fo:min-height="1.484cm" loext:decorative="false"/>
      <style:paragraph-properties style:writing-mode="lr-tb"/>
    </style:style>
    <style:style style:name="Mpr18" style:family="presentation" style:parent-style-name="White_2f_Blue_20_Chart-backgroundobjects">
      <style:graphic-properties draw:fill="none" draw:fill-color="#ffffff" fo:min-height="0.6cm" loext:decorative="false"/>
      <style:paragraph-properties style:writing-mode="lr-tb"/>
    </style:style>
    <style:style style:name="Mpr19" style:family="presentation" style:parent-style-name="White_2f_Blue_20_Chart-backgroundobjects">
      <style:graphic-properties draw:fill="none" draw:fill-color="#ffffff" fo:min-height="1.484cm" loext:decorative="false"/>
      <style:paragraph-properties style:writing-mode="lr-tb"/>
    </style:style>
    <style:style style:name="Mpr20" style:family="presentation" style:parent-style-name="White_2f_Blue_20_Chart-backgroundobjects">
      <style:graphic-properties draw:fill="none" draw:fill-color="#ffffff" draw:textarea-vertical-align="bottom" fo:min-height="1.484cm" loext:decorative="false"/>
      <style:paragraph-properties style:writing-mode="lr-tb"/>
    </style:style>
    <style:style style:name="Mpr21" style:family="presentation" style:parent-style-name="Diagram-backgroundobjects">
      <style:graphic-properties draw:fill="none" draw:fill-color="#ffffff" fo:min-height="0.6cm" loext:decorative="false"/>
      <style:paragraph-properties style:writing-mode="lr-tb"/>
    </style:style>
    <style:style style:name="Mpr22" style:family="presentation" style:parent-style-name="Diagram-backgroundobjects">
      <style:graphic-properties draw:fill="none" draw:fill-color="#ffffff" fo:min-height="1.484cm" loext:decorative="false"/>
      <style:paragraph-properties style:writing-mode="lr-tb"/>
    </style:style>
    <style:style style:name="Mpr23" style:family="presentation" style:parent-style-name="Diagram-backgroundobjects">
      <style:graphic-properties draw:fill="none" draw:fill-color="#ffffff" draw:textarea-vertical-align="bottom" fo:min-height="1.484cm" loext:decorative="false"/>
      <style:paragraph-properties style:writing-mode="lr-tb"/>
    </style:style>
    <style:style style:name="Mpr24" style:family="presentation" style:parent-style-name="Table-backgroundobjects">
      <style:graphic-properties draw:fill="none" draw:fill-color="#ffffff" fo:min-height="0.6cm" loext:decorative="false"/>
      <style:paragraph-properties style:writing-mode="lr-tb"/>
    </style:style>
    <style:style style:name="Mpr25" style:family="presentation" style:parent-style-name="Table-backgroundobjects">
      <style:graphic-properties draw:fill="none" draw:fill-color="#ffffff" fo:min-height="1.484cm" loext:decorative="false"/>
      <style:paragraph-properties style:writing-mode="lr-tb"/>
    </style:style>
    <style:style style:name="Mpr26" style:family="presentation" style:parent-style-name="Table-backgroundobjects">
      <style:graphic-properties draw:fill="none" draw:fill-color="#ffffff" draw:textarea-vertical-align="bottom" fo:min-height="1.484cm" loext:decorative="false"/>
      <style:paragraph-properties style:writing-mode="lr-tb"/>
    </style:style>
    <style:style style:name="Mpr27" style:family="presentation" style:parent-style-name="Left_20_Bar-backgroundobjects">
      <style:graphic-properties draw:fill="none" draw:fill-color="#ffffff" fo:min-height="0.6cm" loext:decorative="false"/>
      <style:paragraph-properties style:writing-mode="lr-tb"/>
    </style:style>
    <style:style style:name="Mpr28" style:family="presentation" style:parent-style-name="Left_20_Bar-backgroundobjects">
      <style:graphic-properties draw:fill="none" draw:fill-color="#ffffff" fo:min-height="1.484cm" loext:decorative="false"/>
      <style:paragraph-properties style:writing-mode="lr-tb"/>
    </style:style>
    <style:style style:name="Mpr29" style:family="presentation" style:parent-style-name="Left_20_Bar-backgroundobjects">
      <style:graphic-properties draw:fill="none" draw:fill-color="#ffffff" draw:textarea-vertical-align="bottom" fo:min-height="1.484cm" loext:decorative="false"/>
      <style:paragraph-properties style:writing-mode="lr-tb"/>
    </style:style>
    <style:style style:name="Mpr30" style:family="presentation" style:parent-style-name="Right_20_Bar-backgroundobjects">
      <style:graphic-properties draw:fill="none" draw:fill-color="#ffffff" fo:min-height="0.6cm" loext:decorative="false"/>
      <style:paragraph-properties style:writing-mode="lr-tb"/>
    </style:style>
    <style:style style:name="Mpr31" style:family="presentation" style:parent-style-name="Right_20_Bar-backgroundobjects">
      <style:graphic-properties draw:fill="none" draw:fill-color="#ffffff" fo:min-height="1.484cm" loext:decorative="false"/>
      <style:paragraph-properties style:writing-mode="lr-tb"/>
    </style:style>
    <style:style style:name="Mpr32" style:family="presentation" style:parent-style-name="Right_20_Bar-backgroundobjects">
      <style:graphic-properties draw:fill="none" draw:fill-color="#ffffff" draw:textarea-vertical-align="bottom" fo:min-height="1.484cm" loext:decorative="false"/>
      <style:paragraph-properties style:writing-mode="lr-tb"/>
    </style:style>
    <style:style style:name="MP1" style:family="paragraph">
      <style:text-properties fo:color="#000000" loext:opacity="100%" fo:font-size="14pt" style:font-size-asian="14pt" style:font-size-complex="14pt"/>
    </style:style>
    <style:style style:name="MP2" style:family="paragraph">
      <loext:graphic-properties draw:fill="none" draw:fill-color="#ffffff"/>
      <style:text-properties fo:color="#000000" loext:opacity="100%" fo:font-size="14pt" style:font-size-asian="14pt" style:font-size-complex="14pt"/>
    </style:style>
    <style:style style:name="MP3" style:family="paragraph">
      <style:paragraph-properties fo:text-align="end"/>
      <style:text-properties fo:color="#000000" loext:opacity="100%" fo:font-size="14pt" style:font-size-asian="14pt" style:font-size-complex="14pt"/>
    </style:style>
    <style:style style:name="MP4" style:family="paragraph">
      <loext:graphic-properties draw:fill="none" draw:fill-color="#ffffff"/>
      <style:paragraph-properties fo:text-align="end"/>
      <style:text-properties fo:color="#000000" loext:opacity="100%" fo:font-size="14pt" style:font-size-asian="14pt" style:font-size-complex="14pt"/>
    </style:style>
    <style:style style:name="MP5" style:family="paragraph">
      <loext:graphic-properties draw:fill="none"/>
    </style:style>
    <style:style style:name="MP6" style:family="paragraph">
      <loext:graphic-properties draw:fill="solid" draw:fill-color="#0d84a1" draw:opacity="45%"/>
      <style:text-properties fo:color="#ffffff" loext:opacity="100%"/>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solid" draw:fill-color="#ffffff"/>
      <style:text-properties fo:color="#000000" loext:opacity="100%"/>
    </style:style>
    <style:style style:name="MP10" style:family="paragraph">
      <loext:graphic-properties draw:fill="solid" draw:fill-color="#0d84a1"/>
      <style:text-properties fo:color="#ffffff" loext:opacity="100%"/>
    </style:style>
    <style:style style:name="MT1" style:family="text">
      <style:text-properties fo:color="#ffffff" loext:opacity="100%"/>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draw:page-thumbnail draw:layer="backgroundobjects" svg:width="9cm" svg:height="5.062cm" svg:x="1cm" svg:y="3.742cm"/>
      <draw:page-thumbnail draw:layer="backgroundobjects" svg:width="9cm" svg:height="5.062cm" svg:x="1cm" svg:y="12.318cm"/>
      <draw:page-thumbnail draw:layer="backgroundobjects" svg:width="9cm" svg:height="5.062cm" svg:x="1cm" svg:y="20.894cm"/>
      <draw:page-thumbnail draw:layer="backgroundobjects" svg:width="9cm" svg:height="5.062cm" svg:x="11cm" svg:y="3.742cm"/>
      <draw:page-thumbnail draw:layer="backgroundobjects" svg:width="9cm" svg:height="5.062cm" svg:x="11cm" svg:y="12.318cm"/>
      <draw:page-thumbnail draw:layer="backgroundobjects" svg:width="9cm" svg:height="5.062cm" svg:x="11cm" svg:y="20.894cm"/>
    </style:handout-master>
    <style:master-page style:name="Freshe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5" draw:layer="backgroundobjects" svg:width="28cm" svg:height="15.75cm" svg:x="0cm" svg:y="0cm">
        <draw:image xlink:href="Pictures/1000000000000B8B0000067F5F2A6CFA.jpg" xlink:type="simple" xlink:show="embed" xlink:actuate="onLoad" draw:mime-type="image/jpeg">
          <text:p/>
        </draw:image>
      </draw:frame>
      <draw:frame presentation:style-name="Freshes-title" draw:layer="backgroundobjects" svg:width="24cm" svg:height="7cm" svg:x="2cm" svg:y="1.6cm" presentation:class="title" presentation:placeholder="true">
        <draw:text-box/>
      </draw:frame>
      <draw:frame presentation:style-name="Freshes-outline1" draw:layer="backgroundobjects" svg:width="19cm" svg:height="5.5cm" svg:x="2cm" svg:y="9.2cm" presentation:class="outline" presentation:placeholder="true">
        <draw:text-box/>
      </draw:frame>
      <presentation:notes style:page-layout-name="PM0">
        <draw:page-thumbnail presentation:style-name="Freshes-title" draw:layer="backgroundobjects" svg:width="17cm" svg:height="9.56cm" svg:x="2cm" svg:y="2.5cm" presentation:class="page"/>
        <draw:frame presentation:style-name="Freshes-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One_20_Bullet" style:display-name="One Bullet"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 draw:text-style-name="MP6" draw:layer="backgroundobjects" svg:width="28cm" svg:height="15.75cm" svg:x="0cm" svg:y="0cm">
        <text:p/>
        <draw:enhanced-geometry svg:viewBox="0 0 21600 21600" draw:type="rectangle" draw:enhanced-path="M 0 0 L 21600 0 21600 21600 0 21600 0 0 Z N"/>
      </draw:custom-shape>
      <draw:frame presentation:style-name="One_20_Bullet-title" draw:layer="backgroundobjects" svg:width="25cm" svg:height="2.6cm" svg:x="1.5cm" svg:y="0.6cm" presentation:class="title" presentation:placeholder="true">
        <draw:text-box/>
      </draw:frame>
      <draw:frame presentation:style-name="One_20_Bullet-outline1" draw:layer="backgroundobjects" svg:width="25.2cm" svg:height="9.132cm" svg:x="1.4cm" svg:y="3.685cm" presentation:class="outline" presentation:placeholder="true">
        <draw:text-box/>
      </draw:frame>
      <draw:frame presentation:style-name="Mpr3" draw:text-style-name="MP2" draw:layer="backgroundobjects" svg:width="6.52cm" svg:height="0.674cm" svg:x="1.4cm" svg:y="14.8cm" presentation:class="date-time">
        <draw:text-box>
          <text:p text:style-name="MP1"><text:span text:style-name="MT1"><presentation:date-time/></text:span></text:p>
        </draw:text-box>
      </draw:frame>
      <draw:frame presentation:style-name="Mpr3" draw:text-style-name="MP8" draw:layer="backgroundobjects" svg:width="9cm" svg:height="0.674cm" svg:x="9.5cm" svg:y="14.8cm" presentation:class="footer">
        <draw:text-box>
          <text:p text:style-name="MP7"><presentation:footer/></text:p>
        </draw:text-box>
      </draw:frame>
      <draw:frame presentation:style-name="Mpr3" draw:text-style-name="MP4" draw:layer="backgroundobjects" svg:width="6.52cm" svg:height="0.674cm" svg:x="20.08cm" svg:y="14.8cm" presentation:class="page-number">
        <draw:text-box>
          <text:p text:style-name="MP3"><text:span text:style-name="MT1"><text:page-number>&lt;number&gt;</text:page-number></text:span></text:p>
        </draw:text-box>
      </draw:frame>
      <presentation:notes style:page-layout-name="PM0">
        <draw:page-thumbnail presentation:style-name="One_20_Bullet-title" draw:layer="backgroundobjects" svg:width="17cm" svg:height="9.56cm" svg:x="2cm" svg:y="2.5cm" presentation:class="page"/>
        <draw:frame presentation:style-name="One_20_Bulle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presentation:header/></text:p>
          </draw:text-box>
        </draw:frame>
        <draw:frame presentation:style-name="Mpr4" draw:text-style-name="MP4" draw:layer="backgroundobjects" svg:width="9.113cm" svg:height="1.484cm" svg:x="11.886cm" svg:y="0cm" presentation:class="date-time">
          <draw:text-box>
            <text:p text:style-name="MP3"><presentation:date-time/></text:p>
          </draw:text-box>
        </draw:frame>
        <draw:frame presentation:style-name="Mpr5" draw:text-style-name="MP2" draw:layer="backgroundobjects" svg:width="9.113cm" svg:height="1.484cm" svg:x="0cm" svg:y="28.215cm" presentation:class="footer">
          <draw:text-box>
            <text:p text:style-name="MP1"><presentation:footer/></text:p>
          </draw:text-box>
        </draw:frame>
        <draw:frame presentation:style-name="Mpr5"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wo_20_Bullets" style:display-name="Two Bullets"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5" draw:text-style-name="MP5" draw:layer="backgroundobjects" svg:width="6.855cm" svg:height="15.75cm" svg:x="0cm" svg:y="0cm">
        <draw:image xlink:href="Pictures/10000000000002D50000067FA0EA658A.jpg" xlink:type="simple" xlink:show="embed" xlink:actuate="onLoad" draw:mime-type="image/jpeg">
          <text:p/>
        </draw:image>
      </draw:frame>
      <draw:frame presentation:style-name="Two_20_Bullets-title" draw:layer="backgroundobjects" svg:width="19.5cm" svg:height="2.628cm" svg:x="7cm" svg:y="0.6cm" presentation:class="title" presentation:placeholder="true">
        <draw:text-box/>
      </draw:frame>
      <draw:frame presentation:style-name="Two_20_Bullets-outline1" draw:layer="backgroundobjects" svg:width="19.5cm" svg:height="9.132cm" svg:x="7cm" svg:y="3.685cm" presentation:class="outline" presentation:placeholder="true">
        <draw:text-box/>
      </draw:frame>
      <draw:frame presentation:style-name="Mpr6" draw:text-style-name="MP2" draw:layer="backgroundobjects" svg:width="6.52cm" svg:height="0.674cm" svg:x="1.4cm" svg:y="14.8cm" presentation:class="date-time">
        <draw:text-box>
          <text:p text:style-name="MP1"><text:span text:style-name="MT1"><presentation:date-time/></text:span></text:p>
        </draw:text-box>
      </draw:frame>
      <draw:frame presentation:style-name="Mpr6" draw:text-style-name="MP8" draw:layer="backgroundobjects" svg:width="9cm" svg:height="0.674cm" svg:x="9.5cm" svg:y="14.8cm" presentation:class="footer">
        <draw:text-box>
          <text:p text:style-name="MP7"><presentation:footer/></text:p>
        </draw:text-box>
      </draw:frame>
      <draw:frame presentation:style-name="Mpr6" draw:text-style-name="MP4" draw:layer="backgroundobjects" svg:width="6.52cm" svg:height="0.674cm" svg:x="20.08cm" svg:y="14.8cm" presentation:class="page-number">
        <draw:text-box>
          <text:p text:style-name="MP3"><text:page-number>&lt;number&gt;</text:page-number></text:p>
        </draw:text-box>
      </draw:frame>
      <presentation:notes style:page-layout-name="PM0">
        <office:forms form:automatic-focus="false" form:apply-design-mode="false"/>
        <draw:page-thumbnail presentation:style-name="Two_20_Bullets-title" draw:layer="backgroundobjects" svg:width="17cm" svg:height="9.56cm" svg:x="2cm" svg:y="2.5cm" presentation:class="page"/>
        <draw:frame presentation:style-name="Two_20_Bullets-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presentation:header/></text:p>
          </draw:text-box>
        </draw:frame>
        <draw:frame presentation:style-name="Mpr7" draw:text-style-name="MP4" draw:layer="backgroundobjects" svg:width="9.113cm" svg:height="1.484cm" svg:x="11.886cm" svg:y="0cm" presentation:class="date-time">
          <draw:text-box>
            <text:p text:style-name="MP3"><presentation:date-time/></text:p>
          </draw:text-box>
        </draw:frame>
        <draw:frame presentation:style-name="Mpr8" draw:text-style-name="MP2" draw:layer="backgroundobjects" svg:width="9.113cm" svg:height="1.484cm" svg:x="0cm" svg:y="28.215cm" presentation:class="footer">
          <draw:text-box>
            <text:p text:style-name="MP1"><presentation:footer/></text:p>
          </draw:text-box>
        </draw:frame>
        <draw:frame presentation:style-name="Mpr8"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hree_20_Bullets" style:display-name="Three Bullet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6" draw:text-style-name="MP5" draw:layer="backgroundobjects" svg:width="6.856cm" svg:height="28cm" draw:transform="rotate (1.5707963267949) translate (0cm 6.856cm)">
        <draw:image xlink:href="Pictures/10000000000001980000067F56384566.jpg" xlink:type="simple" xlink:show="embed" xlink:actuate="onLoad" draw:mime-type="image/jpeg">
          <text:p/>
        </draw:image>
      </draw:frame>
      <draw:frame presentation:style-name="Three_20_Bullets-title" draw:layer="backgroundobjects" svg:width="25.2cm" svg:height="5cm" svg:x="1.4cm" svg:y="0.9cm" presentation:class="title" presentation:placeholder="true">
        <draw:text-box/>
      </draw:frame>
      <draw:frame presentation:style-name="Three_20_Bullets-outline1" draw:layer="backgroundobjects" svg:width="25.2cm" svg:height="7cm" svg:x="1.4cm" svg:y="7cm" presentation:class="outline" presentation:placeholder="true">
        <draw:text-box/>
      </draw:frame>
      <draw:frame presentation:style-name="Mpr9" draw:text-style-name="MP2" draw:layer="backgroundobjects" svg:width="6.52cm" svg:height="0.674cm" svg:x="1.4cm" svg:y="14.8cm" presentation:class="date-time">
        <draw:text-box>
          <text:p text:style-name="MP1"><presentation:date-time/></text:p>
        </draw:text-box>
      </draw:frame>
      <draw:frame presentation:style-name="Mpr9" draw:text-style-name="MP8" draw:layer="backgroundobjects" svg:width="9cm" svg:height="0.674cm" svg:x="9.5cm" svg:y="14.8cm" presentation:class="footer">
        <draw:text-box>
          <text:p text:style-name="MP7"><presentation:footer/></text:p>
        </draw:text-box>
      </draw:frame>
      <draw:frame presentation:style-name="Mpr9" draw:text-style-name="MP4" draw:layer="backgroundobjects" svg:width="6.52cm" svg:height="0.674cm" svg:x="20.08cm" svg:y="14.8cm" presentation:class="page-number">
        <draw:text-box>
          <text:p text:style-name="MP3"><text:page-number>&lt;number&gt;</text:page-number></text:p>
        </draw:text-box>
      </draw:frame>
      <presentation:notes style:page-layout-name="PM0">
        <draw:page-thumbnail presentation:style-name="Three_20_Bullets-title" draw:layer="backgroundobjects" svg:width="17cm" svg:height="9.56cm" svg:x="2cm" svg:y="2.5cm" presentation:class="page"/>
        <draw:frame presentation:style-name="Three_20_Bullets-notes" draw:layer="backgroundobjects" svg:width="17cm" svg:height="14cm" svg:x="2cm" svg:y="13cm" presentation:class="notes" presentation:placeholder="true">
          <draw:text-box/>
        </draw:frame>
        <draw:frame presentation:style-name="Mpr10" draw:text-style-name="MP2" draw:layer="backgroundobjects" svg:width="9.113cm" svg:height="1.484cm" svg:x="0cm" svg:y="0cm" presentation:class="header">
          <draw:text-box>
            <text:p text:style-name="MP1"><presentation:header/></text:p>
          </draw:text-box>
        </draw:frame>
        <draw:frame presentation:style-name="Mpr10" draw:text-style-name="MP4" draw:layer="backgroundobjects" svg:width="9.113cm" svg:height="1.484cm" svg:x="11.886cm" svg:y="0cm" presentation:class="date-time">
          <draw:text-box>
            <text:p text:style-name="MP3"><presentation:date-time/></text:p>
          </draw:text-box>
        </draw:frame>
        <draw:frame presentation:style-name="Mpr11" draw:text-style-name="MP2" draw:layer="backgroundobjects" svg:width="9.113cm" svg:height="1.484cm" svg:x="0cm" svg:y="28.215cm" presentation:class="footer">
          <draw:text-box>
            <text:p text:style-name="MP1"><presentation:footer/></text:p>
          </draw:text-box>
        </draw:frame>
        <draw:frame presentation:style-name="Mpr11"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Four_20_Bullets" style:display-name="Four Bullet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5" draw:text-style-name="MP5" draw:layer="backgroundobjects" svg:width="11.4cm" svg:height="6.094cm" svg:x="16.6cm" svg:y="9.654cm">
        <draw:image xlink:href="Pictures/10000000000006D7000003A64625AE57.jpg" xlink:type="simple" xlink:show="embed" xlink:actuate="onLoad" draw:mime-type="image/jpeg">
          <text:p/>
        </draw:image>
      </draw:frame>
      <draw:frame draw:style-name="Mgr5" draw:text-style-name="MP5" draw:layer="backgroundobjects" svg:width="7.62cm" svg:height="5.587cm" svg:x="16.6cm" svg:y="0cm">
        <draw:image xlink:href="Pictures/1000000000000491000003595F7E172A.jpg" xlink:type="simple" xlink:show="embed" xlink:actuate="onLoad" draw:mime-type="image/jpeg">
          <text:p/>
        </draw:image>
      </draw:frame>
      <draw:frame presentation:style-name="Four_20_Bullets-title" draw:layer="backgroundobjects" svg:width="15.8cm" svg:height="2.628cm" svg:x="0.8cm" svg:y="0.6cm" presentation:class="title" presentation:placeholder="true">
        <draw:text-box/>
      </draw:frame>
      <draw:frame presentation:style-name="Four_20_Bullets-outline1" draw:layer="backgroundobjects" svg:width="15.8cm" svg:height="10.5cm" svg:x="0.8cm" svg:y="3.685cm" presentation:class="outline" presentation:placeholder="true">
        <draw:text-box/>
      </draw:frame>
      <draw:frame presentation:style-name="Mpr12" draw:text-style-name="MP2" draw:layer="backgroundobjects" svg:width="6.52cm" svg:height="0.674cm" svg:x="1.4cm" svg:y="14.8cm" presentation:class="date-time">
        <draw:text-box>
          <text:p text:style-name="MP1"><presentation:date-time/></text:p>
        </draw:text-box>
      </draw:frame>
      <draw:frame presentation:style-name="Mpr12" draw:text-style-name="MP8" draw:layer="backgroundobjects" svg:width="9cm" svg:height="0.674cm" svg:x="9.5cm" svg:y="14.8cm" presentation:class="footer">
        <draw:text-box>
          <text:p text:style-name="MP7"><presentation:footer/></text:p>
        </draw:text-box>
      </draw:frame>
      <draw:frame presentation:style-name="Mpr12" draw:text-style-name="MP4" draw:layer="backgroundobjects" svg:width="6.52cm" svg:height="0.674cm" svg:x="20.08cm" svg:y="14.8cm" presentation:class="page-number">
        <draw:text-box>
          <text:p text:style-name="MP3"><text:page-number>&lt;number&gt;</text:page-number></text:p>
        </draw:text-box>
      </draw:frame>
      <presentation:notes style:page-layout-name="PM0">
        <draw:page-thumbnail presentation:style-name="Four_20_Bullets-title" draw:layer="backgroundobjects" svg:width="17cm" svg:height="9.56cm" svg:x="2cm" svg:y="2.5cm" presentation:class="page"/>
        <draw:frame presentation:style-name="Four_20_Bullets-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presentation:header/></text:p>
          </draw:text-box>
        </draw:frame>
        <draw:frame presentation:style-name="Mpr13" draw:text-style-name="MP4" draw:layer="backgroundobjects" svg:width="9.113cm" svg:height="1.484cm" svg:x="11.886cm" svg:y="0cm" presentation:class="date-time">
          <draw:text-box>
            <text:p text:style-name="MP3"><presentation:date-time/></text:p>
          </draw:text-box>
        </draw:frame>
        <draw:frame presentation:style-name="Mpr14" draw:text-style-name="MP2" draw:layer="backgroundobjects" svg:width="9.113cm" svg:height="1.484cm" svg:x="0cm" svg:y="28.215cm" presentation:class="footer">
          <draw:text-box>
            <text:p text:style-name="MP1"><presentation:footer/></text:p>
          </draw:text-box>
        </draw:frame>
        <draw:frame presentation:style-name="Mpr1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ue_2f_White_20_Chart" style:display-name="Blue/White Chart" style:page-layout-name="PM1" draw:style-name="Mdp3">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7" draw:text-style-name="MP9" draw:layer="backgroundobjects" svg:width="10cm" svg:height="1.6cm" svg:x="0cm" svg:y="1cm">
        <text:p/>
        <draw:enhanced-geometry svg:viewBox="0 0 21600 21600" draw:type="rectangle" draw:enhanced-path="M 0 0 L 21600 0 21600 21600 0 21600 0 0 Z N"/>
      </draw:custom-shape>
      <draw:frame presentation:style-name="Blue_2f_White_20_Chart-title" draw:layer="backgroundobjects" svg:width="9.8cm" svg:height="2cm" svg:x="0cm" svg:y="0.8cm" presentation:class="title" presentation:placeholder="true">
        <draw:text-box/>
      </draw:frame>
      <draw:frame presentation:style-name="Blue_2f_White_20_Chart-outline1" draw:layer="backgroundobjects" svg:width="25.2cm" svg:height="10.5cm" svg:x="1.4cm" svg:y="3.5cm" presentation:class="outline" presentation:placeholder="true">
        <draw:text-box/>
      </draw:frame>
      <draw:frame presentation:style-name="Mpr15" draw:text-style-name="MP2" draw:layer="backgroundobjects" svg:width="6.52cm" svg:height="0.674cm" svg:x="1.4cm" svg:y="14.8cm" presentation:class="date-time">
        <draw:text-box>
          <text:p text:style-name="MP1"><text:span text:style-name="MT1"><presentation:date-time/></text:span></text:p>
        </draw:text-box>
      </draw:frame>
      <draw:frame presentation:style-name="Mpr15" draw:text-style-name="MP8" draw:layer="backgroundobjects" svg:width="9cm" svg:height="0.674cm" svg:x="9.5cm" svg:y="14.8cm" presentation:class="footer">
        <draw:text-box>
          <text:p text:style-name="MP7"><presentation:footer/></text:p>
        </draw:text-box>
      </draw:frame>
      <draw:frame presentation:style-name="Mpr15" draw:text-style-name="MP4" draw:layer="backgroundobjects" svg:width="6.52cm" svg:height="0.674cm" svg:x="20.08cm" svg:y="14.8cm" presentation:class="page-number">
        <draw:text-box>
          <text:p text:style-name="MP3"><text:span text:style-name="MT1"><text:page-number>&lt;number&gt;</text:page-number></text:span></text:p>
        </draw:text-box>
      </draw:frame>
      <presentation:notes style:page-layout-name="PM0">
        <draw:page-thumbnail presentation:style-name="Blue_2f_White_20_Chart-title" draw:layer="backgroundobjects" svg:width="17cm" svg:height="9.56cm" svg:x="2cm" svg:y="2.5cm" presentation:class="page"/>
        <draw:frame presentation:style-name="Blue_2f_White_20_Chart-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presentation:header/></text:p>
          </draw:text-box>
        </draw:frame>
        <draw:frame presentation:style-name="Mpr16" draw:text-style-name="MP4" draw:layer="backgroundobjects" svg:width="9.113cm" svg:height="1.484cm" svg:x="11.886cm" svg:y="0cm" presentation:class="date-time">
          <draw:text-box>
            <text:p text:style-name="MP3"><presentation:date-time/></text:p>
          </draw:text-box>
        </draw:frame>
        <draw:frame presentation:style-name="Mpr17" draw:text-style-name="MP2" draw:layer="backgroundobjects" svg:width="9.113cm" svg:height="1.484cm" svg:x="0cm" svg:y="28.215cm" presentation:class="footer">
          <draw:text-box>
            <text:p text:style-name="MP1"><presentation:footer/></text:p>
          </draw:text-box>
        </draw:frame>
        <draw:frame presentation:style-name="Mpr17"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White_2f_Blue_20_Chart" style:display-name="White/Blue Char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 draw:text-style-name="MP10" draw:layer="backgroundobjects" svg:width="10cm" svg:height="1.6cm" svg:x="0cm" svg:y="1cm">
        <text:p/>
        <draw:enhanced-geometry svg:viewBox="0 0 21600 21600" draw:type="rectangle" draw:enhanced-path="M 0 0 L 21600 0 21600 21600 0 21600 0 0 Z N"/>
      </draw:custom-shape>
      <draw:frame presentation:style-name="White_2f_Blue_20_Chart-title" draw:layer="backgroundobjects" svg:width="9.8cm" svg:height="2cm" svg:x="0cm" svg:y="0.8cm" presentation:class="title" presentation:placeholder="true">
        <draw:text-box/>
      </draw:frame>
      <draw:frame presentation:style-name="White_2f_Blue_20_Chart-outline1" draw:layer="backgroundobjects" svg:width="25.2cm" svg:height="10.5cm" svg:x="1.4cm" svg:y="3.5cm" presentation:class="outline" presentation:placeholder="true">
        <draw:text-box/>
      </draw:frame>
      <draw:frame presentation:style-name="Mpr18" draw:text-style-name="MP2" draw:layer="backgroundobjects" svg:width="6.52cm" svg:height="0.674cm" svg:x="1.4cm" svg:y="14.8cm" presentation:class="date-time">
        <draw:text-box>
          <text:p text:style-name="MP1"><presentation:date-time/></text:p>
        </draw:text-box>
      </draw:frame>
      <draw:frame presentation:style-name="Mpr18" draw:text-style-name="MP8" draw:layer="backgroundobjects" svg:width="9cm" svg:height="0.674cm" svg:x="9.5cm" svg:y="14.8cm" presentation:class="footer">
        <draw:text-box>
          <text:p text:style-name="MP7"><presentation:footer/></text:p>
        </draw:text-box>
      </draw:frame>
      <draw:frame presentation:style-name="Mpr18" draw:text-style-name="MP4" draw:layer="backgroundobjects" svg:width="6.52cm" svg:height="0.674cm" svg:x="20.08cm" svg:y="14.8cm" presentation:class="page-number">
        <draw:text-box>
          <text:p text:style-name="MP3"><text:page-number>&lt;number&gt;</text:page-number></text:p>
        </draw:text-box>
      </draw:frame>
      <presentation:notes style:page-layout-name="PM0">
        <draw:page-thumbnail presentation:style-name="White_2f_Blue_20_Chart-title" draw:layer="backgroundobjects" svg:width="17cm" svg:height="9.56cm" svg:x="2cm" svg:y="2.5cm" presentation:class="page"/>
        <draw:frame presentation:style-name="White_2f_Blue_20_Chart-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presentation:header/></text:p>
          </draw:text-box>
        </draw:frame>
        <draw:frame presentation:style-name="Mpr19" draw:text-style-name="MP4" draw:layer="backgroundobjects" svg:width="9.113cm" svg:height="1.484cm" svg:x="11.886cm" svg:y="0cm" presentation:class="date-time">
          <draw:text-box>
            <text:p text:style-name="MP3"><presentation:date-time/></text:p>
          </draw:text-box>
        </draw:frame>
        <draw:frame presentation:style-name="Mpr20" draw:text-style-name="MP2" draw:layer="backgroundobjects" svg:width="9.113cm" svg:height="1.484cm" svg:x="0cm" svg:y="28.215cm" presentation:class="footer">
          <draw:text-box>
            <text:p text:style-name="MP1"><presentation:footer/></text:p>
          </draw:text-box>
        </draw:frame>
        <draw:frame presentation:style-name="Mpr20"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Diagram"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9" draw:text-style-name="MP10" draw:layer="backgroundobjects" svg:width="6.857cm" svg:height="15.75cm" draw:transform="rotate (-3.14159265358979) translate (28cm 15.75cm)" svg:viewBox="0 0 6858 15751" svg:d="M0 15751c0-5250 0-10501 0-15751 677 0 4572 0 6858 0-2253 5250-4505 10501-6758 15751-33 0 577 0-100 0z">
        <text:p/>
      </draw:path>
      <draw:path draw:style-name="Mgr9" draw:text-style-name="MP10" draw:layer="backgroundobjects" svg:width="6.857cm" svg:height="15.75cm" svg:x="0cm" svg:y="0cm" svg:viewBox="0 0 6858 15751" svg:d="M0 15751c0-5250 0-10501 0-15751 677 0 4572 0 6858 0-2253 5250-4505 10501-6758 15751-33 0 577 0-100 0z">
        <text:p/>
      </draw:path>
      <draw:frame presentation:style-name="Diagram-title" draw:layer="backgroundobjects" svg:width="25.2cm" svg:height="3cm" svg:x="1.4cm" svg:y="0.6cm" presentation:class="title" presentation:placeholder="true">
        <draw:text-box/>
      </draw:frame>
      <draw:frame presentation:style-name="Diagram-outline1" draw:layer="backgroundobjects" svg:width="25.2cm" svg:height="10cm" svg:x="1.4cm" svg:y="4cm" presentation:class="outline" presentation:placeholder="true">
        <draw:text-box/>
      </draw:frame>
      <draw:frame presentation:style-name="Mpr21" draw:text-style-name="MP2" draw:layer="backgroundobjects" svg:width="6.52cm" svg:height="0.674cm" svg:x="1.4cm" svg:y="14.8cm" presentation:class="date-time">
        <draw:text-box>
          <text:p text:style-name="MP1"><presentation:date-time/></text:p>
        </draw:text-box>
      </draw:frame>
      <draw:frame presentation:style-name="Mpr21" draw:text-style-name="MP8" draw:layer="backgroundobjects" svg:width="9cm" svg:height="0.674cm" svg:x="9.5cm" svg:y="14.8cm" presentation:class="footer">
        <draw:text-box>
          <text:p text:style-name="MP7"><presentation:footer/></text:p>
        </draw:text-box>
      </draw:frame>
      <draw:frame presentation:style-name="Mpr21" draw:text-style-name="MP4" draw:layer="backgroundobjects" svg:width="6.52cm" svg:height="0.674cm" svg:x="20.08cm" svg:y="14.8cm" presentation:class="page-number">
        <draw:text-box>
          <text:p text:style-name="MP3"><text:span text:style-name="MT1"><text:page-number>&lt;number&gt;</text:page-number></text:span></text:p>
        </draw:text-box>
      </draw:frame>
      <presentation:notes style:page-layout-name="PM0">
        <draw:page-thumbnail presentation:style-name="Diagram-title" draw:layer="backgroundobjects" svg:width="17cm" svg:height="9.56cm" svg:x="2cm" svg:y="2.5cm" presentation:class="page"/>
        <draw:frame presentation:style-name="Diagram-notes" draw:layer="backgroundobjects" svg:width="17cm" svg:height="14cm" svg:x="2cm" svg:y="13cm" presentation:class="notes" presentation:placeholder="true">
          <draw:text-box/>
        </draw:frame>
        <draw:frame presentation:style-name="Mpr22" draw:text-style-name="MP2" draw:layer="backgroundobjects" svg:width="9.113cm" svg:height="1.484cm" svg:x="0cm" svg:y="0cm" presentation:class="header">
          <draw:text-box>
            <text:p text:style-name="MP1"><presentation:header/></text:p>
          </draw:text-box>
        </draw:frame>
        <draw:frame presentation:style-name="Mpr22" draw:text-style-name="MP4" draw:layer="backgroundobjects" svg:width="9.113cm" svg:height="1.484cm" svg:x="11.886cm" svg:y="0cm" presentation:class="date-time">
          <draw:text-box>
            <text:p text:style-name="MP3"><presentation:date-time/></text:p>
          </draw:text-box>
        </draw:frame>
        <draw:frame presentation:style-name="Mpr23" draw:text-style-name="MP2" draw:layer="backgroundobjects" svg:width="9.113cm" svg:height="1.484cm" svg:x="0cm" svg:y="28.215cm" presentation:class="footer">
          <draw:text-box>
            <text:p text:style-name="MP1"><presentation:footer/></text:p>
          </draw:text-box>
        </draw:frame>
        <draw:frame presentation:style-name="Mpr2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ab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8" draw:text-style-name="MP10" draw:layer="backgroundobjects" svg:width="28cm" svg:height="4.571cm" svg:x="0cm" svg:y="0cm" svg:viewBox="0 0 28001 4572" draw:points="0,4572 0,0 28001,0">
        <text:p/>
      </draw:polygon>
      <draw:polygon draw:style-name="Mgr8" draw:text-style-name="MP10" draw:layer="backgroundobjects" svg:width="16.6cm" svg:height="2.3cm" svg:x="11.4cm" svg:y="13.45cm" svg:viewBox="0 0 16601 2301" draw:points="0,2301 16601,2301 16601,0">
        <text:p/>
      </draw:polygon>
      <draw:frame presentation:style-name="Table-title" draw:layer="backgroundobjects" svg:width="25.2cm" svg:height="3cm" svg:x="1.4cm" svg:y="0.6cm" presentation:class="title" presentation:placeholder="true">
        <draw:text-box/>
      </draw:frame>
      <draw:frame presentation:style-name="Table-outline1" draw:layer="backgroundobjects" svg:width="25.19cm" svg:height="9.132cm" svg:x="1.4cm" svg:y="3.685cm" presentation:class="outline" presentation:placeholder="true">
        <draw:text-box/>
      </draw:frame>
      <draw:frame presentation:style-name="Mpr24" draw:text-style-name="MP2" draw:layer="backgroundobjects" svg:width="6.52cm" svg:height="0.674cm" svg:x="1.4cm" svg:y="14.8cm" presentation:class="date-time">
        <draw:text-box>
          <text:p text:style-name="MP1"><presentation:date-time/></text:p>
        </draw:text-box>
      </draw:frame>
      <draw:frame presentation:style-name="Mpr24" draw:text-style-name="MP8" draw:layer="backgroundobjects" svg:width="9cm" svg:height="0.674cm" svg:x="9.5cm" svg:y="14.8cm" presentation:class="footer">
        <draw:text-box>
          <text:p text:style-name="MP7"><presentation:footer/></text:p>
        </draw:text-box>
      </draw:frame>
      <draw:frame presentation:style-name="Mpr24" draw:text-style-name="MP4" draw:layer="backgroundobjects" svg:width="6.52cm" svg:height="0.674cm" svg:x="20.08cm" svg:y="14.8cm" presentation:class="page-number">
        <draw:text-box>
          <text:p text:style-name="MP3"><text:span text:style-name="MT1"><text:page-number>&lt;number&gt;</text:page-number></text:span></text:p>
        </draw:text-box>
      </draw:frame>
      <presentation:notes style:page-layout-name="PM0">
        <draw:page-thumbnail presentation:style-name="Table-title" draw:layer="backgroundobjects" svg:width="17cm" svg:height="9.56cm" svg:x="2cm" svg:y="2.5cm" presentation:class="page"/>
        <draw:frame presentation:style-name="Table-notes" draw:layer="backgroundobjects" svg:width="17cm" svg:height="14cm" svg:x="2cm" svg:y="13cm" presentation:class="notes" presentation:placeholder="true">
          <draw:text-box/>
        </draw:frame>
        <draw:frame presentation:style-name="Mpr25" draw:text-style-name="MP2" draw:layer="backgroundobjects" svg:width="9.113cm" svg:height="1.484cm" svg:x="0cm" svg:y="0cm" presentation:class="header">
          <draw:text-box>
            <text:p text:style-name="MP1"><presentation:header/></text:p>
          </draw:text-box>
        </draw:frame>
        <draw:frame presentation:style-name="Mpr25" draw:text-style-name="MP4" draw:layer="backgroundobjects" svg:width="9.113cm" svg:height="1.484cm" svg:x="11.886cm" svg:y="0cm" presentation:class="date-time">
          <draw:text-box>
            <text:p text:style-name="MP3"><presentation:date-time/></text:p>
          </draw:text-box>
        </draw:frame>
        <draw:frame presentation:style-name="Mpr26" draw:text-style-name="MP2" draw:layer="backgroundobjects" svg:width="9.113cm" svg:height="1.484cm" svg:x="0cm" svg:y="28.215cm" presentation:class="footer">
          <draw:text-box>
            <text:p text:style-name="MP1"><presentation:footer/></text:p>
          </draw:text-box>
        </draw:frame>
        <draw:frame presentation:style-name="Mpr2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Left_20_Bar" style:display-name="Left Bar"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 draw:text-style-name="MP10" draw:layer="backgroundobjects" svg:width="4.5cm" svg:height="15.75cm" svg:x="0cm" svg:y="0cm">
        <text:p/>
        <draw:enhanced-geometry svg:viewBox="0 0 21600 21600" draw:type="rectangle" draw:enhanced-path="M 0 0 L 21600 0 21600 21600 0 21600 0 0 Z N"/>
      </draw:custom-shape>
      <draw:frame presentation:style-name="Left_20_Bar-title" draw:layer="backgroundobjects" svg:width="14cm" svg:height="3.5cm" draw:transform="rotate (1.5707963267949) translate (0.5cm 14.75cm)" presentation:class="title" presentation:placeholder="true">
        <draw:text-box/>
      </draw:frame>
      <draw:frame presentation:style-name="Left_20_Bar-outline1" draw:layer="backgroundobjects" svg:width="21cm" svg:height="13cm" svg:x="5.5cm" svg:y="0.5cm" presentation:class="outline" presentation:placeholder="true">
        <draw:text-box/>
      </draw:frame>
      <draw:frame presentation:style-name="Mpr27" draw:text-style-name="MP2" draw:layer="backgroundobjects" svg:width="6.52cm" svg:height="0.674cm" svg:x="1.4cm" svg:y="14.8cm" presentation:class="date-time">
        <draw:text-box>
          <text:p text:style-name="MP1"><text:span text:style-name="MT1"><presentation:date-time/></text:span></text:p>
        </draw:text-box>
      </draw:frame>
      <draw:frame presentation:style-name="Mpr27" draw:text-style-name="MP8" draw:layer="backgroundobjects" svg:width="9cm" svg:height="0.674cm" svg:x="9.5cm" svg:y="14.8cm" presentation:class="footer">
        <draw:text-box>
          <text:p text:style-name="MP7"><presentation:footer/></text:p>
        </draw:text-box>
      </draw:frame>
      <draw:frame presentation:style-name="Mpr27" draw:text-style-name="MP4" draw:layer="backgroundobjects" svg:width="6.52cm" svg:height="0.674cm" svg:x="20.08cm" svg:y="14.8cm" presentation:class="page-number">
        <draw:text-box>
          <text:p text:style-name="MP3"><text:page-number>&lt;number&gt;</text:page-number></text:p>
        </draw:text-box>
      </draw:frame>
      <presentation:notes style:page-layout-name="PM0">
        <draw:page-thumbnail presentation:style-name="Left_20_Bar-title" draw:layer="backgroundobjects" svg:width="17cm" svg:height="9.56cm" svg:x="2cm" svg:y="2.5cm" presentation:class="page"/>
        <draw:frame presentation:style-name="Left_20_Bar-notes" draw:layer="backgroundobjects" svg:width="17cm" svg:height="14cm" svg:x="2cm" svg:y="13cm" presentation:class="notes" presentation:placeholder="true">
          <draw:text-box/>
        </draw:frame>
        <draw:frame presentation:style-name="Mpr28" draw:text-style-name="MP2" draw:layer="backgroundobjects" svg:width="9.113cm" svg:height="1.484cm" svg:x="0cm" svg:y="0cm" presentation:class="header">
          <draw:text-box>
            <text:p text:style-name="MP1"><presentation:header/></text:p>
          </draw:text-box>
        </draw:frame>
        <draw:frame presentation:style-name="Mpr28" draw:text-style-name="MP4" draw:layer="backgroundobjects" svg:width="9.113cm" svg:height="1.484cm" svg:x="11.886cm" svg:y="0cm" presentation:class="date-time">
          <draw:text-box>
            <text:p text:style-name="MP3"><presentation:date-time/></text:p>
          </draw:text-box>
        </draw:frame>
        <draw:frame presentation:style-name="Mpr29" draw:text-style-name="MP2" draw:layer="backgroundobjects" svg:width="9.113cm" svg:height="1.484cm" svg:x="0cm" svg:y="28.215cm" presentation:class="footer">
          <draw:text-box>
            <text:p text:style-name="MP1"><presentation:footer/></text:p>
          </draw:text-box>
        </draw:frame>
        <draw:frame presentation:style-name="Mpr2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Right_20_Bar" style:display-name="Right Bar"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 draw:text-style-name="MP10" draw:layer="backgroundobjects" svg:width="4.5cm" svg:height="15.75cm" svg:x="23.5cm" svg:y="0cm">
        <text:p/>
        <draw:enhanced-geometry svg:viewBox="0 0 21600 21600" draw:type="rectangle" draw:enhanced-path="M 0 0 L 21600 0 21600 21600 0 21600 0 0 Z N"/>
      </draw:custom-shape>
      <draw:frame presentation:style-name="Right_20_Bar-title" draw:layer="backgroundobjects" svg:width="14cm" svg:height="3.5cm" draw:transform="rotate (-1.5707963267949) translate (27.5cm 0.5cm)" presentation:class="title" presentation:placeholder="true">
        <draw:text-box/>
      </draw:frame>
      <draw:frame presentation:style-name="Right_20_Bar-outline1" draw:layer="backgroundobjects" svg:width="21cm" svg:height="13cm" svg:x="0.5cm" svg:y="0.5cm" presentation:class="outline" presentation:placeholder="true">
        <draw:text-box/>
      </draw:frame>
      <draw:frame presentation:style-name="Mpr30" draw:text-style-name="MP2" draw:layer="backgroundobjects" svg:width="6.52cm" svg:height="0.674cm" svg:x="1.4cm" svg:y="14.8cm" presentation:class="date-time">
        <draw:text-box>
          <text:p text:style-name="MP1"><presentation:date-time/></text:p>
        </draw:text-box>
      </draw:frame>
      <draw:frame presentation:style-name="Mpr30" draw:text-style-name="MP8" draw:layer="backgroundobjects" svg:width="9cm" svg:height="0.674cm" svg:x="9.5cm" svg:y="14.8cm" presentation:class="footer">
        <draw:text-box>
          <text:p text:style-name="MP7"><presentation:footer/></text:p>
        </draw:text-box>
      </draw:frame>
      <draw:frame presentation:style-name="Mpr30" draw:text-style-name="MP4" draw:layer="backgroundobjects" svg:width="6.52cm" svg:height="0.674cm" svg:x="20.08cm" svg:y="14.8cm" presentation:class="page-number">
        <draw:text-box>
          <text:p text:style-name="MP3"><text:span text:style-name="MT1"><text:page-number>&lt;number&gt;</text:page-number></text:span></text:p>
        </draw:text-box>
      </draw:frame>
      <presentation:notes style:page-layout-name="PM0">
        <draw:page-thumbnail presentation:style-name="Right_20_Bar-title" draw:layer="backgroundobjects" svg:width="17cm" svg:height="9.56cm" svg:x="2cm" svg:y="2.5cm" presentation:class="page"/>
        <draw:frame presentation:style-name="Right_20_Bar-notes" draw:layer="backgroundobjects" svg:width="17cm" svg:height="14cm" svg:x="2cm" svg:y="13cm" presentation:class="notes" presentation:placeholder="true">
          <draw:text-box/>
        </draw:frame>
        <draw:frame presentation:style-name="Mpr31" draw:text-style-name="MP2" draw:layer="backgroundobjects" svg:width="9.113cm" svg:height="1.484cm" svg:x="0cm" svg:y="0cm" presentation:class="header">
          <draw:text-box>
            <text:p text:style-name="MP1"><presentation:header/></text:p>
          </draw:text-box>
        </draw:frame>
        <draw:frame presentation:style-name="Mpr31" draw:text-style-name="MP4" draw:layer="backgroundobjects" svg:width="9.113cm" svg:height="1.484cm" svg:x="11.886cm" svg:y="0cm" presentation:class="date-time">
          <draw:text-box>
            <text:p text:style-name="MP3"><presentation:date-time/></text:p>
          </draw:text-box>
        </draw:frame>
        <draw:frame presentation:style-name="Mpr32" draw:text-style-name="MP2" draw:layer="backgroundobjects" svg:width="9.113cm" svg:height="1.484cm" svg:x="0cm" svg:y="28.215cm" presentation:class="footer">
          <draw:text-box>
            <text:p text:style-name="MP1"><presentation:footer/></text:p>
          </draw:text-box>
        </draw:frame>
        <draw:frame presentation:style-name="Mpr32"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Freshes</dc:title>
    <dc:description>
               Freshes - LibreOffice Impress Template
                        by Risyad Rais

Freshes Template is supposed to be a template for LibreOffice
Impress. But I guess calling it a placeholder or sample slides might be even
more suitable since it's not really optimized properly for LibreOffice Impress
Workflow.
This template is made as an answer to Indonesian LibreOffice Community and
Gimpscape ID's call-to-arms to contribute to the 10th anniversary of
LibreOffice celebration.
##How to
###Normal slides
1. Duplicate the slide you want to edit
2. Edit the texts
3. Rearrange the slides and remove the ones you don't need
###Icons
To change icons, go to: "Insert -&gt; Special Character"
and choose the one you like.
###Chart slides
1. Double click the chart
2. Edit Data Table
##Features
1. A fresh looking first and last slide with huge typography
2. Covered single bullet to four bullets slides
3. Charts available in two styles: Collumns and Lines
4. A very mediocre looking Diagram and Table slide
5. Timeline slides
6. Super simple Closing slide
If you tried this and have any suggestions, feel free to send a mail: satmo54[at]gmail[dot]com
##Acknowledgements
Here's some resources I used to make this template:
###Images
Images used here are licensed under [Unsplash License](https://unsplash.com/license).
1. [White clouds and blue skies](https://unsplash.com/photos/DbwYNr8RPbg) by Resul on Unsplash.
2. [Four on flight hot air balloons](https://unsplash.com/photos/HcuKlhq4osM) by C.Valdez on Unsplash.
##License
This template is released under CC by SA 4.0 License. Other resources used in
this template have their own respective licenses you might want to check.
    </dc:description>
    <meta:generator>LibreOffice/24.8.6.2$Linux_X86_64 LibreOffice_project/480$Build-2</meta:generator>
    <meta:creation-date>2025-04-09T21:35:54.079186236</meta:creation-date>
    <meta:editing-duration>PT6M25S</meta:editing-duration>
    <meta:editing-cycles>2</meta:editing-cycles>
    <dc:date>2025-04-09T22:11:32.224539548</dc:date>
    <meta:document-statistic meta:object-count="164"/>
  </office:meta>
</office:document-meta>
</file>